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11in"/>
    </style:style>
    <style:style style:name="co2" style:family="table-column">
      <style:table-column-properties fo:break-before="auto" style:column-width="1.102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4693in"/>
    </style:style>
    <style:style style:name="co5" style:family="table-column">
      <style:table-column-properties fo:break-before="auto" style:column-width="2.4465in"/>
    </style:style>
    <style:style style:name="co6" style:family="table-column">
      <style:table-column-properties fo:break-before="auto" style:column-width="0.2945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0.2181in"/>
    </style:style>
    <style:style style:name="co9" style:family="table-column">
      <style:table-column-properties fo:break-before="auto" style:column-width="0.2071in"/>
    </style:style>
    <style:style style:name="co10" style:family="table-column">
      <style:table-column-properties fo:break-before="auto" style:column-width="0.1528in"/>
    </style:style>
    <style:style style:name="co11" style:family="table-column">
      <style:table-column-properties fo:break-before="auto" style:column-width="0.2728in"/>
    </style:style>
    <style:style style:name="co12" style:family="table-column">
      <style:table-column-properties fo:break-before="auto" style:column-width="2.5563in"/>
    </style:style>
    <style:style style:name="co13" style:family="table-column">
      <style:table-column-properties fo:break-before="auto" style:column-width="0.2402in"/>
    </style:style>
    <style:style style:name="co14" style:family="table-column">
      <style:table-column-properties fo:break-before="auto" style:column-width="1.2228in"/>
    </style:style>
    <style:style style:name="co15" style:family="table-column">
      <style:table-column-properties fo:break-before="auto" style:column-width="0.1965in"/>
    </style:style>
    <style:style style:name="co16" style:family="table-column">
      <style:table-column-properties fo:break-before="auto" style:column-width="0.1744in"/>
    </style:style>
    <style:style style:name="ro1" style:family="table-row">
      <style:table-row-properties style:row-height="0.2799in" fo:break-before="auto" style:use-optimal-row-height="false"/>
    </style:style>
    <style:style style:name="ro2" style:family="table-row">
      <style:table-row-properties style:row-height="0.2693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0008in solid #000000" fo:border-left="none" fo:border-right="none" fo:border-top="none"/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008in solid #000000" fo:border-left="none" fo:border-right="none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HT</text:p>
          </table:table-cell>
          <table:table-cell office:value-type="string">
            <text:p>MHT</text:p>
          </table:table-cell>
          <table:table-cell office:value-type="string">
            <text:p>Bkg</text:p>
          </table:table-cell>
          <table:table-cell/>
          <table:table-cell office:value-type="string">
            <text:p>Bkg uncert</text:p>
          </table:table-cell>
          <table:table-cell/>
          <table:table-cell office:value-type="string">
            <text:p>Data</text:p>
          </table:table-cell>
          <table:table-cell table:number-columns-repeated="1017"/>
        </table:table-row>
        <table:table-row table:style-name="ro1">
          <table:table-cell office:value-type="string">
            <text:p>500-800</text:p>
          </table:table-cell>
          <table:table-cell office:value-type="string">
            <text:p>200-350</text:p>
          </table:table-cell>
          <table:table-cell office:value-type="float" office:value="1152.9">
            <text:p>1152.9</text:p>
          </table:table-cell>
          <table:table-cell office:value-type="string">
            <text:p>+ / -</text:p>
          </table:table-cell>
          <table:table-cell office:value-type="float" office:value="125.3">
            <text:p>125.3</text:p>
          </table:table-cell>
          <table:table-cell/>
          <table:table-cell office:value-type="float" office:value="1269">
            <text:p>1269</text:p>
          </table:table-cell>
          <table:table-cell table:number-columns-repeated="1017"/>
        </table:table-row>
        <table:table-row table:style-name="ro1">
          <table:table-cell office:value-type="string">
            <text:p>500-800</text:p>
          </table:table-cell>
          <table:table-cell office:value-type="string">
            <text:p>350-500</text:p>
          </table:table-cell>
          <table:table-cell office:value-type="float" office:value="224.8">
            <text:p>224.8</text:p>
          </table:table-cell>
          <table:table-cell office:value-type="string">
            <text:p>+ / -</text:p>
          </table:table-cell>
          <table:table-cell office:value-type="float" office:value="29.7">
            <text:p>29.7</text:p>
          </table:table-cell>
          <table:table-cell/>
          <table:table-cell office:value-type="float" office:value="236">
            <text:p>236</text:p>
          </table:table-cell>
          <table:table-cell table:number-columns-repeated="1017"/>
        </table:table-row>
        <table:table-row table:style-name="ro1">
          <table:table-cell office:value-type="string">
            <text:p>500-800</text:p>
          </table:table-cell>
          <table:table-cell office:value-type="string">
            <text:p>500-600</text:p>
          </table:table-cell>
          <table:table-cell office:value-type="float" office:value="31.3">
            <text:p>31.3</text:p>
          </table:table-cell>
          <table:table-cell office:value-type="string">
            <text:p>+ / -</text:p>
          </table:table-cell>
          <table:table-cell office:value-type="float" office:value="6.4">
            <text:p>6.4</text:p>
          </table:table-cell>
          <table:table-cell/>
          <table:table-cell office:value-type="float" office:value="22">
            <text:p>2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500-800</text:p>
          </table:table-cell>
          <table:table-cell table:style-name="ce2" office:value-type="string">
            <text:p>&gt;600</text:p>
          </table:table-cell>
          <table:table-cell table:style-name="ce2" office:value-type="float" office:value="8.3">
            <text:p>8.3</text:p>
          </table:table-cell>
          <table:table-cell table:style-name="ce2" office:value-type="string">
            <text:p>+ / -</text:p>
          </table:table-cell>
          <table:table-cell table:style-name="ce2" office:value-type="float" office:value="3.6">
            <text:p>3.6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800-1000</text:p>
          </table:table-cell>
          <table:table-cell office:value-type="string">
            <text:p>200-350</text:p>
          </table:table-cell>
          <table:table-cell office:value-type="float" office:value="197">
            <text:p>197</text:p>
          </table:table-cell>
          <table:table-cell office:value-type="string">
            <text:p>+ / -</text:p>
          </table:table-cell>
          <table:table-cell office:value-type="float" office:value="35">
            <text:p>35</text:p>
          </table:table-cell>
          <table:table-cell/>
          <table:table-cell office:value-type="float" office:value="177">
            <text:p>177</text:p>
          </table:table-cell>
          <table:table-cell table:number-columns-repeated="1017"/>
        </table:table-row>
        <table:table-row table:style-name="ro1">
          <table:table-cell office:value-type="string">
            <text:p>800-1000</text:p>
          </table:table-cell>
          <table:table-cell office:value-type="string">
            <text:p>350-500</text:p>
          </table:table-cell>
          <table:table-cell office:value-type="float" office:value="29.8">
            <text:p>29.8</text:p>
          </table:table-cell>
          <table:table-cell office:value-type="string">
            <text:p>+ / -</text:p>
          </table:table-cell>
          <table:table-cell office:value-type="float" office:value="8">
            <text:p>8</text:p>
          </table:table-cell>
          <table:table-cell/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string">
            <text:p>800-1000</text:p>
          </table:table-cell>
          <table:table-cell office:value-type="string">
            <text:p>500-600</text:p>
          </table:table-cell>
          <table:table-cell office:value-type="float" office:value="10.8">
            <text:p>10.8</text:p>
          </table:table-cell>
          <table:table-cell office:value-type="string">
            <text:p>+ / -</text:p>
          </table:table-cell>
          <table:table-cell office:value-type="float" office:value="4.8">
            <text:p>4.8</text:p>
          </table:table-cell>
          <table:table-cell/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00-1000</text:p>
          </table:table-cell>
          <table:table-cell table:style-name="ce2" office:value-type="string">
            <text:p>&gt;60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+ / -</text:p>
          </table:table-cell>
          <table:table-cell table:style-name="ce2" office:value-type="float" office:value="2.2">
            <text:p>2.2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1000-1200</text:p>
          </table:table-cell>
          <table:table-cell office:value-type="string">
            <text:p>200-350</text:p>
          </table:table-cell>
          <table:table-cell office:value-type="float" office:value="66.2">
            <text:p>66.2</text:p>
          </table:table-cell>
          <table:table-cell office:value-type="string">
            <text:p>+ / -</text:p>
          </table:table-cell>
          <table:table-cell office:value-type="float" office:value="15.5">
            <text:p>15.5</text:p>
          </table:table-cell>
          <table:table-cell/>
          <table:table-cell office:value-type="float" office:value="71">
            <text:p>71</text:p>
          </table:table-cell>
          <table:table-cell table:number-columns-repeated="1017"/>
        </table:table-row>
        <table:table-row table:style-name="ro1">
          <table:table-cell office:value-type="string">
            <text:p>1000-1200</text:p>
          </table:table-cell>
          <table:table-cell office:value-type="string">
            <text:p>350-500</text:p>
          </table:table-cell>
          <table:table-cell office:value-type="float" office:value="13.7">
            <text:p>13.7</text:p>
          </table:table-cell>
          <table:table-cell office:value-type="string">
            <text:p>+ / -</text:p>
          </table:table-cell>
          <table:table-cell office:value-type="float" office:value="5.8">
            <text:p>5.8</text:p>
          </table:table-cell>
          <table:table-cell/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000-1200</text:p>
          </table:table-cell>
          <table:table-cell table:style-name="ce2" office:value-type="string">
            <text:p>&gt;500</text:p>
          </table:table-cell>
          <table:table-cell table:style-name="ce2" office:value-type="float" office:value="6.1">
            <text:p>6.1</text:p>
          </table:table-cell>
          <table:table-cell table:style-name="ce2" office:value-type="string">
            <text:p>+ / -</text:p>
          </table:table-cell>
          <table:table-cell table:style-name="ce2" office:value-type="float" office:value="3.3">
            <text:p>3.3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1200-1400</text:p>
          </table:table-cell>
          <table:table-cell office:value-type="string">
            <text:p>200-350</text:p>
          </table:table-cell>
          <table:table-cell office:value-type="float" office:value="25.1">
            <text:p>25.1</text:p>
          </table:table-cell>
          <table:table-cell office:value-type="string">
            <text:p>+ / -</text:p>
          </table:table-cell>
          <table:table-cell office:value-type="float" office:value="8.9">
            <text:p>8.9</text:p>
          </table:table-cell>
          <table:table-cell/>
          <table:table-cell office:value-type="float" office:value="29">
            <text:p>2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200-1400</text:p>
          </table:table-cell>
          <table:table-cell table:style-name="ce2" office:value-type="string">
            <text:p>&gt;350</text:p>
          </table:table-cell>
          <table:table-cell table:style-name="ce2" office:value-type="float" office:value="5.5">
            <text:p>5.5</text:p>
          </table:table-cell>
          <table:table-cell table:style-name="ce2" office:value-type="string">
            <text:p>+ / -</text:p>
          </table:table-cell>
          <table:table-cell table:style-name="ce2" office:value-type="float" office:value="2.9">
            <text:p>2.9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&gt;1400</text:p>
          </table:table-cell>
          <table:table-cell table:style-name="ce2" office:value-type="string">
            <text:p>&gt;200</text:p>
          </table:table-cell>
          <table:table-cell table:style-name="ce2" office:value-type="float" office:value="18.9">
            <text:p>18.9</text:p>
          </table:table-cell>
          <table:table-cell table:style-name="ce2" office:value-type="string">
            <text:p>+ / -</text:p>
          </table:table-cell>
          <table:table-cell table:style-name="ce2" office:value-type="float" office:value="9.6">
            <text:p>9.6</text:p>
          </table:table-cell>
          <table:table-cell table:style-name="ce2"/>
          <table:table-cell table:style-name="ce2" office:value-type="float" office:value="16">
            <text:p>16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Total</text:p>
          </table:table-cell>
          <table:table-cell table:number-columns-repeated="5"/>
          <table:table-cell table:formula="of:=SUM([.G3:.G16])" office:value-type="float" office:value="1885">
            <text:p>1885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HT</text:p>
          </table:table-cell>
          <table:table-cell table:number-columns-repeated="1023"/>
        </table:table-row>
        <table:table-row table:style-name="ro1">
          <table:table-cell office:value-type="string">
            <text:p>500 – 800</text:p>
          </table:table-cell>
          <table:table-cell table:formula="of:=SQRT([.E3]^2 + [.E4]^2 + [.E5]^2 + [.E6]^2)" office:value-type="float" office:value="128.981006353649">
            <text:p>128.981006353649</text:p>
          </table:table-cell>
          <table:table-cell table:number-columns-repeated="1022"/>
        </table:table-row>
        <table:table-row table:style-name="ro1">
          <table:table-cell office:value-type="string">
            <text:p>800-1000</text:p>
          </table:table-cell>
          <table:table-cell table:formula="of:=SQRT([.E7]^2 + [.E8]^2 + [.E9]^2 + [.E10]^2)" office:value-type="float" office:value="36.2888412600899">
            <text:p>36.2888412600899</text:p>
          </table:table-cell>
          <table:table-cell table:number-columns-repeated="1022"/>
        </table:table-row>
        <table:table-row table:style-name="ro1">
          <table:table-cell office:value-type="string">
            <text:p>1000-1200</text:p>
          </table:table-cell>
          <table:table-cell table:formula="of:=SQRT([.E11]^2 + [.E12]^2 + [.E13]^2)" office:value-type="float" office:value="16.8754259205509">
            <text:p>16.8754259205509</text:p>
          </table:table-cell>
          <table:table-cell table:number-columns-repeated="1022"/>
        </table:table-row>
        <table:table-row table:style-name="ro1">
          <table:table-cell office:value-type="string">
            <text:p>1200-1400</text:p>
          </table:table-cell>
          <table:table-cell table:formula="of:=SQRT([.E14]^2 + [.E15]^2)" office:value-type="float" office:value="9.36055553906925">
            <text:p>9.36055553906925</text:p>
          </table:table-cell>
          <table:table-cell table:number-columns-repeated="1022"/>
        </table:table-row>
        <table:table-row table:style-name="ro1">
          <table:table-cell office:value-type="string">
            <text:p>&gt;1400</text:p>
          </table:table-cell>
          <table:table-cell table:formula="of:=[.E16]" office:value-type="float" office:value="9.6">
            <text:p>9.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MHT</text:p>
          </table:table-cell>
          <table:table-cell table:number-columns-repeated="1023"/>
        </table:table-row>
        <table:table-row table:style-name="ro1">
          <table:table-cell office:value-type="string">
            <text:p>200-350</text:p>
          </table:table-cell>
          <table:table-cell table:formula="of:=SQRT( [.E3]^2 + [.E7]^2 + [.E11]^2 + [.E14]^2 + [.E16]^2)" office:value-type="float" office:value="131.668940908629">
            <text:p>131.668940908629</text:p>
          </table:table-cell>
          <table:table-cell table:number-columns-repeated="1022"/>
        </table:table-row>
        <table:table-row table:style-name="ro1">
          <table:table-cell office:value-type="string">
            <text:p>350-500</text:p>
          </table:table-cell>
          <table:table-cell table:formula="of:=SQRT( [.E4]^2 + [.E8]^2 + [.E12]^2 + [.E15]^2 )" office:value-type="float" office:value="31.4346942087878">
            <text:p>31.4346942087878</text:p>
          </table:table-cell>
          <table:table-cell table:number-columns-repeated="1022"/>
        </table:table-row>
        <table:table-row table:style-name="ro1">
          <table:table-cell office:value-type="string">
            <text:p>500-600</text:p>
          </table:table-cell>
          <table:table-cell table:formula="of:=SQRT( [.E5]^2 + [.E9]^2 + [.E13]^2 )" office:value-type="float" office:value="8.65390085452797">
            <text:p>8.65390085452797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&gt;600</text:p>
          </table:table-cell>
          <table:table-cell table:formula="of:=SQRT( [.E6]^2 + [.E10]^2 )" office:value-type="float" office:value="4.2190046219458">
            <text:p>4.2190046219458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 Inv" table:style-name="ta1" table:print="false">
        <table:table-column table:style-name="co3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HT</text:p>
          </table:table-cell>
          <table:table-cell table:style-name="ce2" office:value-type="string">
            <text:p>MHT</text:p>
          </table:table-cell>
          <table:table-cell table:style-name="ce2" office:value-type="string">
            <text:p>Bkg</text:p>
          </table:table-cell>
          <table:table-cell table:style-name="ce2" office:value-type="string">
            <text:p>Stat</text:p>
          </table:table-cell>
          <table:table-cell table:style-name="ce2" office:value-type="string">
            <text:p>Syst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>
            <text:p>500-800</text:p>
          </table:table-cell>
          <table:table-cell table:style-name="ce1" office:value-type="string">
            <text:p>200-350</text:p>
          </table:table-cell>
          <table:table-cell table:style-name="ce1" office:value-type="float" office:value="359">
            <text:p>35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81">
            <text:p>81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 table:style-name="ce1" office:value-type="string">
            <text:p>500-800</text:p>
          </table:table-cell>
          <table:table-cell table:style-name="ce1" office:value-type="string">
            <text:p>350-500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6">
            <text:p>26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 table:style-name="ce1" office:value-type="string">
            <text:p>500-800</text:p>
          </table:table-cell>
          <table:table-cell table:style-name="ce1" office:value-type="string">
            <text:p>500-600</text:p>
          </table:table-cell>
          <table:table-cell table:style-name="ce1" office:value-type="float" office:value="17.6">
            <text:p>17.6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5">
            <text:p>5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 table:style-name="ce2" office:value-type="string">
            <text:p>500-800</text:p>
          </table:table-cell>
          <table:table-cell table:style-name="ce2" office:value-type="string">
            <text:p>&gt;600</text:p>
          </table:table-cell>
          <table:table-cell table:style-name="ce2" office:value-type="float" office:value="5.5">
            <text:p>5.5</text:p>
          </table:table-cell>
          <table:table-cell table:style-name="ce2" office:value-type="float" office:value="1.4">
            <text:p>1.4</text:p>
          </table:table-cell>
          <table:table-cell table:style-name="ce2" office:value-type="float" office:value="2.7">
            <text:p>2.7</text:p>
          </table:table-cell>
          <table:table-cell table:style-name="ce2"/>
          <table:table-cell table:style-name="ce4"/>
          <table:table-cell table:style-name="ce2"/>
          <table:table-cell table:style-name="ce4" table:number-columns-repeated="1016"/>
        </table:table-row>
        <table:table-row table:style-name="ro1">
          <table:table-cell table:style-name="ce1" office:value-type="string">
            <text:p>800-1000</text:p>
          </table:table-cell>
          <table:table-cell table:style-name="ce1" office:value-type="string">
            <text:p>200-350</text:p>
          </table:table-cell>
          <table:table-cell table:style-name="ce1" office:value-type="float" office:value="48.4">
            <text:p>48.4</text:p>
          </table:table-cell>
          <table:table-cell table:style-name="ce1" office:value-type="float" office:value="3.9">
            <text:p>3.9</text:p>
          </table:table-cell>
          <table:table-cell table:style-name="ce1" office:value-type="float" office:value="18.7">
            <text:p>18.7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 table:style-name="ce1" office:value-type="string">
            <text:p>800-1000</text:p>
          </table:table-cell>
          <table:table-cell table:style-name="ce1" office:value-type="string">
            <text:p>350-50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6.9">
            <text:p>6.9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 table:style-name="ce1" office:value-type="string">
            <text:p>800-1000</text:p>
          </table:table-cell>
          <table:table-cell table:style-name="ce1" office:value-type="string">
            <text:p>500-600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1">
            <text:p>4.1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 table:style-name="ce2" office:value-type="string">
            <text:p>800-1000</text:p>
          </table:table-cell>
          <table:table-cell table:style-name="ce2" office:value-type="string">
            <text:p>&gt;600</text:p>
          </table:table-cell>
          <table:table-cell table:style-name="ce2" office:value-type="float" office:value="3.3">
            <text:p>3.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.8">
            <text:p>1.8</text:p>
          </table:table-cell>
          <table:table-cell table:style-name="ce2" table:number-columns-repeated="3"/>
          <table:table-cell table:style-name="ce4" table:number-columns-repeated="1016"/>
        </table:table-row>
        <table:table-row table:style-name="ro1">
          <table:table-cell table:style-name="ce1" office:value-type="string">
            <text:p>1000-1200</text:p>
          </table:table-cell>
          <table:table-cell table:style-name="ce1" office:value-type="string">
            <text:p>200-35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5.2">
            <text:p>5.2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 table:style-name="ce1" office:value-type="string">
            <text:p>1000-1200</text:p>
          </table:table-cell>
          <table:table-cell table:style-name="ce1" office:value-type="string">
            <text:p>350-500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3.2">
            <text:p>3.2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 table:style-name="ce2" office:value-type="string">
            <text:p>1000-1200</text:p>
          </table:table-cell>
          <table:table-cell table:style-name="ce2" office:value-type="string">
            <text:p>&gt;500</text:p>
          </table:table-cell>
          <table:table-cell table:style-name="ce2" office:value-type="float" office:value="2.2">
            <text:p>2.2</text:p>
          </table:table-cell>
          <table:table-cell table:style-name="ce2" office:value-type="float" office:value="1.3">
            <text:p>1.3</text:p>
          </table:table-cell>
          <table:table-cell table:style-name="ce2" office:value-type="float" office:value="2.6">
            <text:p>2.6</text:p>
          </table:table-cell>
          <table:table-cell table:style-name="ce2"/>
          <table:table-cell table:style-name="ce4"/>
          <table:table-cell table:style-name="ce2"/>
          <table:table-cell table:style-name="ce4" table:number-columns-repeated="1016"/>
        </table:table-row>
        <table:table-row table:style-name="ro1">
          <table:table-cell table:style-name="ce1" office:value-type="string">
            <text:p>1200-1400</text:p>
          </table:table-cell>
          <table:table-cell table:style-name="ce1" office:value-type="string">
            <text:p>200-350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7">
            <text:p>1.7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2" office:value-type="string">
            <text:p>1200-1400</text:p>
          </table:table-cell>
          <table:table-cell table:style-name="ce2" office:value-type="string">
            <text:p>&gt;350</text:p>
          </table:table-cell>
          <table:table-cell table:style-name="ce2" office:value-type="float" office:value="2.3">
            <text:p>2.3</text:p>
          </table:table-cell>
          <table:table-cell table:style-name="ce2" office:value-type="float" office:value="0.9">
            <text:p>0.9</text:p>
          </table:table-cell>
          <table:table-cell table:style-name="ce2" office:value-type="float" office:value="2.1">
            <text:p>2.1</text:p>
          </table:table-cell>
          <table:table-cell table:style-name="ce2" table:number-columns-repeated="3"/>
          <table:table-cell table:style-name="ce4" table:number-columns-repeated="1016"/>
        </table:table-row>
        <table:table-row table:style-name="ro1">
          <table:table-cell table:style-name="ce2" office:value-type="string">
            <text:p>&gt;1400</text:p>
          </table:table-cell>
          <table:table-cell table:style-name="ce2" office:value-type="string">
            <text:p>&gt;200</text:p>
          </table:table-cell>
          <table:table-cell table:style-name="ce2" office:value-type="float" office:value="3.2">
            <text:p>3.2</text:p>
          </table:table-cell>
          <table:table-cell table:style-name="ce2" office:value-type="float" office:value="0.7">
            <text:p>0.7</text:p>
          </table:table-cell>
          <table:table-cell table:style-name="ce2" office:value-type="float" office:value="2.2">
            <text:p>2.2</text:p>
          </table:table-cell>
          <table:table-cell table:style-name="ce2" table:number-columns-repeated="3"/>
          <table:table-cell table:style-name="ce4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HT</text:p>
          </table:table-cell>
          <table:table-cell table:style-name="ce1" office:value-type="string">
            <text:p>Bkg</text:p>
          </table:table-cell>
          <table:table-cell table:style-name="ce1" office:value-type="string">
            <text:p>Stat</text:p>
          </table:table-cell>
          <table:table-cell table:style-name="ce1" office:value-type="string">
            <text:p>Syst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500 – 800</text:p>
          </table:table-cell>
          <table:table-cell table:style-name="ce1" table:formula="of:=SUM([.C3:.C6])" office:value-type="float" office:value="494.1">
            <text:p>494.1</text:p>
          </table:table-cell>
          <table:table-cell table:style-name="ce1" table:formula="of:=SQRT([.D3]^2 + [.D4]^2 + [.D5]^2 + [.D6]^2)" office:value-type="float" office:value="13.3311664905964">
            <text:p>13.3311664905964</text:p>
          </table:table-cell>
          <table:table-cell table:style-name="ce1" table:formula="of:=SQRT([.E3]^2 + [.E4]^2 + [.E5]^2 + [.E6]^2)" office:value-type="float" office:value="85.2601313627888">
            <text:p>85.260131362788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800-1000</text:p>
          </table:table-cell>
          <table:table-cell table:style-name="ce1" table:formula="of:=SUM([.C7:.C10])" office:value-type="float" office:value="74.8">
            <text:p>74.8</text:p>
          </table:table-cell>
          <table:table-cell table:style-name="ce1" table:formula="of:=SQRT([.D7]^2 +[.D8]^2 + [.D9]^2 + [.D10]^2)" office:value-type="float" office:value="5.09607692249636">
            <text:p>5.09607692249636</text:p>
          </table:table-cell>
          <table:table-cell table:style-name="ce1" table:formula="of:=SQRT([.E7]^2 +[.E8]^2 + [.E9]^2 + [.E10]^2)" office:value-type="float" office:value="20.42914584607">
            <text:p>20.4291458460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0-1200</text:p>
          </table:table-cell>
          <table:table-cell table:style-name="ce1" table:formula="of:=SUM([.C11:.C13])" office:value-type="float" office:value="18.7">
            <text:p>18.7</text:p>
          </table:table-cell>
          <table:table-cell table:style-name="ce1" table:formula="of:=SQRT([.D11]^2 + [.D12]^2 + [.D13]^2)" office:value-type="float" office:value="2.6134268690744">
            <text:p>2.6134268690744</text:p>
          </table:table-cell>
          <table:table-cell table:style-name="ce1" table:formula="of:=SQRT([.E11]^2 + [.E12]^2 + [.E13]^2)" office:value-type="float" office:value="6.63626400921482">
            <text:p>6.6362640092148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0-1400</text:p>
          </table:table-cell>
          <table:table-cell table:style-name="ce1" table:formula="of:=SUM([.C14:.C15])" office:value-type="float" office:value="5.4">
            <text:p>5.4</text:p>
          </table:table-cell>
          <table:table-cell table:style-name="ce1" table:formula="of:=SQRT([.D14]^2 + [.D15]^2)" office:value-type="float" office:value="1.34536240470737">
            <text:p>1.34536240470737</text:p>
          </table:table-cell>
          <table:table-cell table:style-name="ce1" table:formula="of:=SQRT([.E14]^2 + [.E15]^2)" office:value-type="float" office:value="2.70185121722126">
            <text:p>2.7018512172212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&gt;1400</text:p>
          </table:table-cell>
          <table:table-cell table:style-name="ce1" table:formula="of:=[.C16]" office:value-type="float" office:value="3.2">
            <text:p>3.2</text:p>
          </table:table-cell>
          <table:table-cell table:style-name="ce1" table:formula="of:=[.D16]" office:value-type="float" office:value="0.7">
            <text:p>0.7</text:p>
          </table:table-cell>
          <table:table-cell table:style-name="ce1" table:formula="of:=[.E16]" office:value-type="float" office:value="2.2">
            <text:p>2.2</text:p>
          </table:table-cell>
          <table:table-cell table:number-columns-repeated="1020"/>
        </table:table-row>
        <table:table-row table:style-name="ro1" table:number-rows-repeated="2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MHT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200-350</text:p>
          </table:table-cell>
          <table:table-cell table:style-name="ce1" table:formula="of:=[.C3] + [.C7] + [.C11] + [.C14] + [.C16]" office:value-type="float" office:value="424.7">
            <text:p>424.7</text:p>
          </table:table-cell>
          <table:table-cell table:style-name="ce1" table:formula="of:=SQRT( [.D3]^2 + [.D7]^2 + [.D11]^2 + [.D14]^2 + [.D16]^2)" office:value-type="float" office:value="11.8570654042221">
            <text:p>11.8570654042221</text:p>
          </table:table-cell>
          <table:table-cell table:style-name="ce1" table:formula="of:=SQRT( [.E3]^2 + [.E7]^2 + [.E11]^2 + [.E14]^2 + [.E16]^2)" office:value-type="float" office:value="83.3394264439107">
            <text:p>83.339426443910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50-500</text:p>
          </table:table-cell>
          <table:table-cell table:style-name="ce1" table:formula="of:= [.C4] + [.C8] + [.C12] + [.C15]" office:value-type="float" office:value="135.8">
            <text:p>135.8</text:p>
          </table:table-cell>
          <table:table-cell table:style-name="ce1" table:formula="of:=SQRT( [.D4]^2 + [.D8]^2 + [.D12]^2 + [.D15]^2 )" office:value-type="float" office:value="7.60394634384015">
            <text:p>7.60394634384015</text:p>
          </table:table-cell>
          <table:table-cell table:style-name="ce1" table:formula="of:=SQRT( [.E4]^2 + [.E8]^2 + [.E12]^2 + [.E15]^2 )" office:value-type="float" office:value="27.170940359141">
            <text:p>27.1709403591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500-600</text:p>
          </table:table-cell>
          <table:table-cell table:style-name="ce1" table:formula="of:= [.C5] + [.C9] + [.C13]" office:value-type="float" office:value="26.9">
            <text:p>26.9</text:p>
          </table:table-cell>
          <table:table-cell table:style-name="ce1" table:formula="of:=SQRT( [.D5]^2 + [.D9]^2 + [.D13]^2 )" office:value-type="float" office:value="3.38378486313773">
            <text:p>3.38378486313773</text:p>
          </table:table-cell>
          <table:table-cell table:style-name="ce1" table:formula="of:=SQRT( [.E5]^2 + [.E9]^2 + [.E13]^2 )" office:value-type="float" office:value="6.96921803361037">
            <text:p>6.96921803361037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&gt;600</text:p>
          </table:table-cell>
          <table:table-cell table:style-name="ce1" table:formula="of:=[.C6] + [.C10]" office:value-type="float" office:value="8.8">
            <text:p>8.8</text:p>
          </table:table-cell>
          <table:table-cell table:style-name="ce1" table:formula="of:=SQRT( [.D6]^2 + [.D10]^2 )" office:value-type="float" office:value="1.72046505340853">
            <text:p>1.72046505340853</text:p>
          </table:table-cell>
          <table:table-cell table:style-name="ce1" table:formula="of:=SQRT( [.E6]^2 + [.E10]^2 )" office:value-type="float" office:value="3.24499614791759">
            <text:p>3.24499614791759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st Lepton" table:style-name="ta1" table:print="false">
        <table:table-column table:style-name="co3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HT</text:p>
          </table:table-cell>
          <table:table-cell table:style-name="ce2" office:value-type="string">
            <text:p>MHT</text:p>
          </table:table-cell>
          <table:table-cell table:style-name="ce2" office:value-type="string">
            <text:p>Bkg</text:p>
          </table:table-cell>
          <table:table-cell table:style-name="ce2" office:value-type="string">
            <text:p>Stat</text:p>
          </table:table-cell>
          <table:table-cell table:style-name="ce2" office:value-type="string">
            <text:p>Syst</text:p>
          </table:table-cell>
          <table:table-cell table:style-name="ce2" office:value-type="string">
            <text:p>Syst +</text:p>
          </table:table-cell>
          <table:table-cell table:style-name="ce2" office:value-type="string">
            <text:p>Syst -</text:p>
          </table:table-cell>
          <table:table-cell table:style-name="ce2" table:number-columns-repeated="1017"/>
        </table:table-row>
        <table:table-row table:style-name="ro1">
          <table:table-cell table:style-name="ce1" office:value-type="string">
            <text:p>500-800</text:p>
          </table:table-cell>
          <table:table-cell table:style-name="ce1" office:value-type="string">
            <text:p>200-350</text:p>
          </table:table-cell>
          <table:table-cell table:style-name="ce1" office:value-type="float" office:value="323.7">
            <text:p>323.7</text:p>
          </table:table-cell>
          <table:table-cell table:style-name="ce1" office:value-type="float" office:value="21.9">
            <text:p>21.9</text:p>
          </table:table-cell>
          <table:table-cell table:style-name="ce1" table:formula="of:= 0.5 * ([.F3] + [.G3])" office:value-type="float" office:value="40.6">
            <text:p>40.6</text:p>
          </table:table-cell>
          <table:table-cell table:style-name="ce1" office:value-type="float" office:value="40.3">
            <text:p>40.3</text:p>
          </table:table-cell>
          <table:table-cell table:style-name="ce1" office:value-type="float" office:value="40.9">
            <text:p>40.9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500-800</text:p>
          </table:table-cell>
          <table:table-cell table:style-name="ce1" office:value-type="string">
            <text:p>350-500</text:p>
          </table:table-cell>
          <table:table-cell table:style-name="ce1" office:value-type="float" office:value="47.4">
            <text:p>47.4</text:p>
          </table:table-cell>
          <table:table-cell table:style-name="ce1" office:value-type="float" office:value="6.1">
            <text:p>6.1</text:p>
          </table:table-cell>
          <table:table-cell table:style-name="ce1" table:formula="of:= 0.5 * ([.F4] + [.G4])" office:value-type="float" office:value="6.8">
            <text:p>6.8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6.8">
            <text:p>6.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500-800</text:p>
          </table:table-cell>
          <table:table-cell table:style-name="ce1" office:value-type="string">
            <text:p>500-600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2">
            <text:p>2</text:p>
          </table:table-cell>
          <table:table-cell table:style-name="ce1" table:formula="of:= 0.5 * ([.F5] + [.G5])" office:value-type="float" office:value="0.9">
            <text:p>0.9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0.9">
            <text:p>0.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500-800</text:p>
          </table:table-cell>
          <table:table-cell table:style-name="ce2" office:value-type="string">
            <text:p>&gt;600</text:p>
          </table:table-cell>
          <table:table-cell table:style-name="ce2" office:value-type="float" office:value="0.8">
            <text:p>0.8</text:p>
          </table:table-cell>
          <table:table-cell table:style-name="ce2" office:value-type="float" office:value="0.8">
            <text:p>0.8</text:p>
          </table:table-cell>
          <table:table-cell table:style-name="ce2" table:formula="of:= 0.5 * ([.F6] + [.G6])" office:value-type="float" office:value="0.2">
            <text:p>0.2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0.2">
            <text:p>0.2</text:p>
          </table:table-cell>
          <table:table-cell table:style-name="ce2"/>
          <table:table-cell table:style-name="ce4" table:number-columns-repeated="1016"/>
        </table:table-row>
        <table:table-row table:style-name="ro1">
          <table:table-cell table:style-name="ce1" office:value-type="string">
            <text:p>800-1000</text:p>
          </table:table-cell>
          <table:table-cell table:style-name="ce1" office:value-type="string">
            <text:p>200-350</text:p>
          </table:table-cell>
          <table:table-cell table:style-name="ce1" office:value-type="float" office:value="57.2">
            <text:p>57.2</text:p>
          </table:table-cell>
          <table:table-cell table:style-name="ce1" office:value-type="float" office:value="13.4">
            <text:p>13.4</text:p>
          </table:table-cell>
          <table:table-cell table:style-name="ce1" table:formula="of:= 0.5 * ([.F7] + [.G7])" office:value-type="float" office:value="7.15">
            <text:p>7.15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7.2">
            <text:p>7.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800-1000</text:p>
          </table:table-cell>
          <table:table-cell table:style-name="ce1" office:value-type="string">
            <text:p>350-500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2.1">
            <text:p>2.1</text:p>
          </table:table-cell>
          <table:table-cell table:style-name="ce1" table:formula="of:= 0.5 * ([.F8] + [.G8])" office:value-type="float" office:value="0.8">
            <text:p>0.8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8">
            <text:p>0.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800-1000</text:p>
          </table:table-cell>
          <table:table-cell table:style-name="ce1" office:value-type="string">
            <text:p>500-600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1.3">
            <text:p>1.3</text:p>
          </table:table-cell>
          <table:table-cell table:style-name="ce1" table:formula="of:= 0.5 * ([.F9] + [.G9])" office:value-type="float" office:value="0.4">
            <text:p>0.4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0.4">
            <text:p>0.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00-1000</text:p>
          </table:table-cell>
          <table:table-cell table:style-name="ce2" office:value-type="string">
            <text:p>&gt;600</text:p>
          </table:table-cell>
          <table:table-cell table:style-name="ce2" office:value-type="float" office:value="0.7">
            <text:p>0.7</text:p>
          </table:table-cell>
          <table:table-cell table:style-name="ce2" office:value-type="float" office:value="0.7">
            <text:p>0.7</text:p>
          </table:table-cell>
          <table:table-cell table:style-name="ce2" table:formula="of:= 0.5 * ([.F10] + [.G10])" office:value-type="float" office:value="0.2">
            <text:p>0.2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0.2">
            <text:p>0.2</text:p>
          </table:table-cell>
          <table:table-cell table:style-name="ce2"/>
          <table:table-cell table:style-name="ce4" table:number-columns-repeated="1016"/>
        </table:table-row>
        <table:table-row table:style-name="ro1">
          <table:table-cell table:style-name="ce1" office:value-type="string">
            <text:p>1000-1200</text:p>
          </table:table-cell>
          <table:table-cell table:style-name="ce1" office:value-type="string">
            <text:p>200-35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.3">
            <text:p>3.3</text:p>
          </table:table-cell>
          <table:table-cell table:style-name="ce1" table:formula="of:= 0.5 * ([.F11] + [.G11])" office:value-type="float" office:value="1.7">
            <text:p>1.7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1.7">
            <text:p>1.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1000-1200</text:p>
          </table:table-cell>
          <table:table-cell table:style-name="ce1" office:value-type="string">
            <text:p>350-500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4.1">
            <text:p>4.1</text:p>
          </table:table-cell>
          <table:table-cell table:style-name="ce1" table:formula="of:= 0.5 * ([.F12] + [.G12])" office:value-type="float" office:value="0.7">
            <text:p>0.7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7">
            <text:p>0.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000-1200</text:p>
          </table:table-cell>
          <table:table-cell table:style-name="ce2" office:value-type="string">
            <text:p>&gt;500</text:p>
          </table:table-cell>
          <table:table-cell table:style-name="ce2" office:value-type="float" office:value="1.5">
            <text:p>1.5</text:p>
          </table:table-cell>
          <table:table-cell table:style-name="ce2" office:value-type="float" office:value="1.1">
            <text:p>1.1</text:p>
          </table:table-cell>
          <table:table-cell table:style-name="ce2" table:formula="of:= 0.5 * ([.F13] + [.G13])" office:value-type="float" office:value="0.3">
            <text:p>0.3</text:p>
          </table:table-cell>
          <table:table-cell table:style-name="ce2" office:value-type="float" office:value="0.3">
            <text:p>0.3</text:p>
          </table:table-cell>
          <table:table-cell table:style-name="ce2" office:value-type="float" office:value="0.3">
            <text:p>0.3</text:p>
          </table:table-cell>
          <table:table-cell table:style-name="ce2"/>
          <table:table-cell table:style-name="ce4" table:number-columns-repeated="1016"/>
        </table:table-row>
        <table:table-row table:style-name="ro1">
          <table:table-cell table:style-name="ce1" office:value-type="string">
            <text:p>1200-1400</text:p>
          </table:table-cell>
          <table:table-cell table:style-name="ce1" office:value-type="string">
            <text:p>200-35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.9">
            <text:p>1.9</text:p>
          </table:table-cell>
          <table:table-cell table:style-name="ce1" table:formula="of:= 0.5 * ([.F14] + [.G14])" office:value-type="float" office:value="0.5">
            <text:p>0.5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.5">
            <text:p>0.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 office:value-type="string">
            <text:p>1200-1400</text:p>
          </table:table-cell>
          <table:table-cell table:style-name="ce2" office:value-type="string">
            <text:p>&gt;350</text:p>
          </table:table-cell>
          <table:table-cell table:style-name="ce2" office:value-type="float" office:value="2.2">
            <text:p>2.2</text:p>
          </table:table-cell>
          <table:table-cell table:style-name="ce2" office:value-type="float" office:value="1.3">
            <text:p>1.3</text:p>
          </table:table-cell>
          <table:table-cell table:style-name="ce2" table:formula="of:= 0.5 * ([.F15] + [.G15])" office:value-type="float" office:value="0.3">
            <text:p>0.3</text:p>
          </table:table-cell>
          <table:table-cell table:style-name="ce2" office:value-type="float" office:value="0.3">
            <text:p>0.3</text:p>
          </table:table-cell>
          <table:table-cell table:style-name="ce2" office:value-type="float" office:value="0.3">
            <text:p>0.3</text:p>
          </table:table-cell>
          <table:table-cell table:style-name="ce2"/>
          <table:table-cell table:style-name="ce4" table:number-columns-repeated="1016"/>
        </table:table-row>
        <table:table-row table:style-name="ro1">
          <table:table-cell table:style-name="ce2" office:value-type="string">
            <text:p>&gt;1400</text:p>
          </table:table-cell>
          <table:table-cell table:style-name="ce2" office:value-type="string">
            <text:p>&gt;200</text:p>
          </table:table-cell>
          <table:table-cell table:style-name="ce2" office:value-type="float" office:value="2.6">
            <text:p>2.6</text:p>
          </table:table-cell>
          <table:table-cell table:style-name="ce2" office:value-type="float" office:value="1.5">
            <text:p>1.5</text:p>
          </table:table-cell>
          <table:table-cell table:style-name="ce2" table:formula="of:= 0.5 * ([.F16] + [.G16])" office:value-type="float" office:value="0.4">
            <text:p>0.4</text:p>
          </table:table-cell>
          <table:table-cell table:style-name="ce2" office:value-type="float" office:value="0.4">
            <text:p>0.4</text:p>
          </table:table-cell>
          <table:table-cell table:style-name="ce2" office:value-type="float" office:value="0.4">
            <text:p>0.4</text:p>
          </table:table-cell>
          <table:table-cell table:style-name="ce2"/>
          <table:table-cell table:style-name="ce4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HT</text:p>
          </table:table-cell>
          <table:table-cell table:style-name="ce1" office:value-type="string">
            <text:p>Bkg</text:p>
          </table:table-cell>
          <table:table-cell table:style-name="ce1" office:value-type="string">
            <text:p>Stat</text:p>
          </table:table-cell>
          <table:table-cell table:style-name="ce1" office:value-type="string">
            <text:p>Syst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500 – 800</text:p>
          </table:table-cell>
          <table:table-cell table:style-name="ce1" table:formula="of:=SUM([.C3:.C6])" office:value-type="float" office:value="376.8">
            <text:p>376.8</text:p>
          </table:table-cell>
          <table:table-cell table:style-name="ce1" table:formula="of:=SQRT([.D3]^2 + [.D4]^2 + [.D5]^2 + [.D6]^2)" office:value-type="float" office:value="22.8354986807821">
            <text:p>22.8354986807821</text:p>
          </table:table-cell>
          <table:table-cell table:style-name="ce1" table:formula="of:=SQRT([.F3]^2 + [.F4]^2 + [.F5]^2 + [.F6]^2)" office:value-type="float" office:value="40.8800684930933">
            <text:p>40.880068493093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800-1000</text:p>
          </table:table-cell>
          <table:table-cell table:style-name="ce1" table:formula="of:=SUM([.C7:.C10])" office:value-type="float" office:value="65.4">
            <text:p>65.4</text:p>
          </table:table-cell>
          <table:table-cell table:style-name="ce1" table:formula="of:=SQRT([.D7]^2 +[.D8]^2 + [.D9]^2 + [.D10]^2)" office:value-type="float" office:value="13.6436798555229">
            <text:p>13.6436798555229</text:p>
          </table:table-cell>
          <table:table-cell table:style-name="ce1" table:formula="of:=SQRT([.F7]^2 +[.F8]^2 + [.F9]^2 + [.F10]^2)" office:value-type="float" office:value="7.15891053163818">
            <text:p>7.1589105316381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0-1200</text:p>
          </table:table-cell>
          <table:table-cell table:style-name="ce1" table:formula="of:=SUM([.C11:.C13])" office:value-type="float" office:value="19.2">
            <text:p>19.2</text:p>
          </table:table-cell>
          <table:table-cell table:style-name="ce1" table:formula="of:=SQRT([.D11]^2 + [.D12]^2 + [.D13]^2)" office:value-type="float" office:value="5.37680202350803">
            <text:p>5.37680202350803</text:p>
          </table:table-cell>
          <table:table-cell table:style-name="ce1" table:formula="of:=SQRT([.F11]^2 + [.F12]^2 + [.F13]^2)" office:value-type="float" office:value="1.86279360101972">
            <text:p>1.8627936010197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0-1400</text:p>
          </table:table-cell>
          <table:table-cell table:style-name="ce1" table:formula="of:=SUM([.C14:.C15])" office:value-type="float" office:value="6.2">
            <text:p>6.2</text:p>
          </table:table-cell>
          <table:table-cell table:style-name="ce1" table:formula="of:=SQRT([.D14]^2 + [.D15]^2)" office:value-type="float" office:value="2.30217288664427">
            <text:p>2.30217288664427</text:p>
          </table:table-cell>
          <table:table-cell table:style-name="ce1" table:formula="of:=SQRT([.F14]^2 + [.F15]^2)" office:value-type="float" office:value="0.58309518948453">
            <text:p>0.5830951894845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&gt;1400</text:p>
          </table:table-cell>
          <table:table-cell table:style-name="ce1" table:formula="of:=[.C16]" office:value-type="float" office:value="2.6">
            <text:p>2.6</text:p>
          </table:table-cell>
          <table:table-cell table:style-name="ce1" table:formula="of:=[.D16]" office:value-type="float" office:value="1.5">
            <text:p>1.5</text:p>
          </table:table-cell>
          <table:table-cell table:style-name="ce1" table:formula="of:=[.F16]" office:value-type="float" office:value="0.4">
            <text:p>0.4</text:p>
          </table:table-cell>
          <table:table-cell table:number-columns-repeated="1020"/>
        </table:table-row>
        <table:table-row table:style-name="ro1" table:number-rows-repeated="2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" office:value-type="string">
            <text:p>MHT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200-350</text:p>
          </table:table-cell>
          <table:table-cell table:style-name="ce1" table:formula="of:=[.C3] + [.C7] + [.C11] + [.C14] + [.C16]" office:value-type="float" office:value="400.5">
            <text:p>400.5</text:p>
          </table:table-cell>
          <table:table-cell table:style-name="ce1" table:formula="of:=SQRT( [.D3]^2 + [.D7]^2 + [.D11]^2 + [.D14]^2 + [.D16]^2)" office:value-type="float" office:value="25.9984614929422">
            <text:p>25.9984614929422</text:p>
          </table:table-cell>
          <table:table-cell table:style-name="ce1" table:formula="of:=SQRT( [.F3]^2 + [.F7]^2 + [.F11]^2 + [.F14]^2 + [.F16]^2)" office:value-type="float" office:value="40.9609570200697">
            <text:p>40.960957020069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50-500</text:p>
          </table:table-cell>
          <table:table-cell table:style-name="ce1" table:formula="of:= [.C4] + [.C8] + [.C12] + [.C15]" office:value-type="float" office:value="59.5">
            <text:p>59.5</text:p>
          </table:table-cell>
          <table:table-cell table:style-name="ce1" table:formula="of:=SQRT( [.D4]^2 + [.D8]^2 + [.D12]^2 + [.D15]^2 )" office:value-type="float" office:value="7.75370878999205">
            <text:p>7.75370878999205</text:p>
          </table:table-cell>
          <table:table-cell table:style-name="ce1" table:formula="of:=SQRT( [.F4]^2 + [.F8]^2 + [.F12]^2 + [.F15]^2 )" office:value-type="float" office:value="6.88912185985993">
            <text:p>6.8891218598599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500-600</text:p>
          </table:table-cell>
          <table:table-cell table:style-name="ce1" table:formula="of:= [.C5] + [.C9] + [.C13]" office:value-type="float" office:value="8.7">
            <text:p>8.7</text:p>
          </table:table-cell>
          <table:table-cell table:style-name="ce1" table:formula="of:=SQRT( [.D5]^2 + [.D9]^2 + [.D13]^2 )" office:value-type="float" office:value="2.62678510731274">
            <text:p>2.62678510731274</text:p>
          </table:table-cell>
          <table:table-cell table:style-name="ce1" table:formula="of:=SQRT( [.F5]^2 + [.F9]^2 + [.F13]^2 )" office:value-type="float" office:value="1.0295630140987">
            <text:p>1.0295630140987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&gt;600</text:p>
          </table:table-cell>
          <table:table-cell table:style-name="ce1" table:formula="of:=[.C6] + [.C10]" office:value-type="float" office:value="1.5">
            <text:p>1.5</text:p>
          </table:table-cell>
          <table:table-cell table:style-name="ce1" table:formula="of:=SQRT( [.D6]^2 + [.D10]^2 )" office:value-type="float" office:value="1.06301458127347">
            <text:p>1.06301458127347</text:p>
          </table:table-cell>
          <table:table-cell table:style-name="ce1" table:formula="of:=SQRT( [.F6]^2 + [.F10]^2 )" office:value-type="float" office:value="0.282842712474619">
            <text:p>0.282842712474619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dronic Tau" table:style-name="ta1" table:print="false">
        <table:table-column table:style-name="co3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HT</text:p>
          </table:table-cell>
          <table:table-cell table:style-name="ce2" office:value-type="string">
            <text:p>MHT</text:p>
          </table:table-cell>
          <table:table-cell table:style-name="ce2" office:value-type="string">
            <text:p>Bkg</text:p>
          </table:table-cell>
          <table:table-cell table:style-name="ce2" office:value-type="string">
            <text:p>Stat</text:p>
          </table:table-cell>
          <table:table-cell table:style-name="ce2" office:value-type="string">
            <text:p>Syst</text:p>
          </table:table-cell>
          <table:table-cell table:style-name="ce2" office:value-type="string">
            <text:p>Syst +</text:p>
          </table:table-cell>
          <table:table-cell table:style-name="ce2" office:value-type="string">
            <text:p>Syst -</text:p>
          </table:table-cell>
          <table:table-cell table:style-name="ce2" table:number-columns-repeated="1017"/>
        </table:table-row>
        <table:table-row table:style-name="ro1">
          <table:table-cell table:style-name="ce1" office:value-type="string">
            <text:p>500-800</text:p>
          </table:table-cell>
          <table:table-cell table:style-name="ce1" office:value-type="string">
            <text:p>200-350</text:p>
          </table:table-cell>
          <table:table-cell table:style-name="ce1" office:value-type="float" office:value="349">
            <text:p>349</text:p>
          </table:table-cell>
          <table:table-cell table:style-name="ce1" office:value-type="float" office:value="14.4">
            <text:p>14.4</text:p>
          </table:table-cell>
          <table:table-cell table:style-name="ce1" table:formula="of:=0.5*([.F3]+[.G3])" office:value-type="float" office:value="28.05">
            <text:p>28.05</text:p>
          </table:table-cell>
          <table:table-cell table:style-name="ce1" office:value-type="float" office:value="28.7">
            <text:p>28.7</text:p>
          </table:table-cell>
          <table:table-cell table:style-name="ce1" office:value-type="float" office:value="27.4">
            <text:p>27.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500-800</text:p>
          </table:table-cell>
          <table:table-cell table:style-name="ce1" office:value-type="string">
            <text:p>350-500</text:p>
          </table:table-cell>
          <table:table-cell table:style-name="ce1" office:value-type="float" office:value="62.5">
            <text:p>62.5</text:p>
          </table:table-cell>
          <table:table-cell table:style-name="ce1" office:value-type="float" office:value="4.84">
            <text:p>4.84</text:p>
          </table:table-cell>
          <table:table-cell table:style-name="ce1" table:formula="of:=0.5*([.F4]+[.G4])" office:value-type="float" office:value="5.71">
            <text:p>5.7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.42">
            <text:p>5.4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500-800</text:p>
          </table:table-cell>
          <table:table-cell table:style-name="ce1" office:value-type="string">
            <text:p>500-600</text:p>
          </table:table-cell>
          <table:table-cell table:style-name="ce1" office:value-type="float" office:value="8.66">
            <text:p>8.66</text:p>
          </table:table-cell>
          <table:table-cell table:style-name="ce1" office:value-type="float" office:value="2.1">
            <text:p>2.1</text:p>
          </table:table-cell>
          <table:table-cell table:style-name="ce1" table:formula="of:=0.5*([.F5]+[.G5])" office:value-type="float" office:value="1.1225">
            <text:p>1.1225</text:p>
          </table:table-cell>
          <table:table-cell table:style-name="ce1" office:value-type="float" office:value="1.21">
            <text:p>1.21</text:p>
          </table:table-cell>
          <table:table-cell table:style-name="ce1" office:value-type="float" office:value="1.035">
            <text:p>1.03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500-800</text:p>
          </table:table-cell>
          <table:table-cell table:style-name="ce2" office:value-type="string">
            <text:p>&gt;6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.7">
            <text:p>1.7</text:p>
          </table:table-cell>
          <table:table-cell table:style-name="ce2" table:formula="of:=0.5*([.F6]+[.G6])" office:value-type="float" office:value="0.5085">
            <text:p>0.5085</text:p>
          </table:table-cell>
          <table:table-cell table:style-name="ce2" office:value-type="float" office:value="0.538">
            <text:p>0.538</text:p>
          </table:table-cell>
          <table:table-cell table:style-name="ce2" office:value-type="float" office:value="0.479">
            <text:p>0.479</text:p>
          </table:table-cell>
          <table:table-cell table:style-name="ce2"/>
          <table:table-cell table:style-name="ce4" table:number-columns-repeated="1016"/>
        </table:table-row>
        <table:table-row table:style-name="ro1">
          <table:table-cell table:style-name="ce1" office:value-type="string">
            <text:p>800-1000</text:p>
          </table:table-cell>
          <table:table-cell table:style-name="ce1" office:value-type="string">
            <text:p>200-350</text:p>
          </table:table-cell>
          <table:table-cell table:style-name="ce1" office:value-type="float" office:value="56.3">
            <text:p>56.3</text:p>
          </table:table-cell>
          <table:table-cell table:style-name="ce1" office:value-type="float" office:value="5.23">
            <text:p>5.23</text:p>
          </table:table-cell>
          <table:table-cell table:style-name="ce1" table:formula="of:=0.5*([.F7]+[.G7])" office:value-type="float" office:value="5.025">
            <text:p>5.025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4.95">
            <text:p>4.95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800-1000</text:p>
          </table:table-cell>
          <table:table-cell table:style-name="ce1" office:value-type="string">
            <text:p>350-500</text:p>
          </table:table-cell>
          <table:table-cell table:style-name="ce1" office:value-type="float" office:value="7.16">
            <text:p>7.16</text:p>
          </table:table-cell>
          <table:table-cell table:style-name="ce1" office:value-type="float" office:value="1.77">
            <text:p>1.77</text:p>
          </table:table-cell>
          <table:table-cell table:style-name="ce1" table:formula="of:=0.5*([.F8]+[.G8])" office:value-type="float" office:value="0.8045">
            <text:p>0.8045</text:p>
          </table:table-cell>
          <table:table-cell table:style-name="ce1" office:value-type="float" office:value="0.875">
            <text:p>0.875</text:p>
          </table:table-cell>
          <table:table-cell table:style-name="ce1" office:value-type="float" office:value="0.734">
            <text:p>0.73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800-1000</text:p>
          </table:table-cell>
          <table:table-cell table:style-name="ce1" office:value-type="string">
            <text:p>500-600</text:p>
          </table:table-cell>
          <table:table-cell table:style-name="ce1" office:value-type="float" office:value="1.26">
            <text:p>1.26</text:p>
          </table:table-cell>
          <table:table-cell table:style-name="ce1" office:value-type="float" office:value="0.609">
            <text:p>0.609</text:p>
          </table:table-cell>
          <table:table-cell table:style-name="ce1" table:formula="of:=0.5*([.F9]+[.G9])" office:value-type="float" office:value="0.1465">
            <text:p>0.1465</text:p>
          </table:table-cell>
          <table:table-cell table:style-name="ce1" office:value-type="float" office:value="0.155">
            <text:p>0.155</text:p>
          </table:table-cell>
          <table:table-cell table:style-name="ce1" office:value-type="float" office:value="0.138">
            <text:p>0.13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00-1000</text:p>
          </table:table-cell>
          <table:table-cell table:style-name="ce2" office:value-type="string">
            <text:p>&gt;6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2">
            <text:p>0.2</text:p>
          </table:table-cell>
          <table:table-cell table:style-name="ce2" table:formula="of:=0.5*([.F10]+[.G10])" office:value-type="float" office:value="0.158">
            <text:p>0.158</text:p>
          </table:table-cell>
          <table:table-cell table:style-name="ce2" office:value-type="float" office:value="0.164">
            <text:p>0.164</text:p>
          </table:table-cell>
          <table:table-cell table:style-name="ce2" office:value-type="float" office:value="0.152">
            <text:p>0.152</text:p>
          </table:table-cell>
          <table:table-cell table:style-name="ce2"/>
          <table:table-cell table:style-name="ce4" table:number-columns-repeated="1016"/>
        </table:table-row>
        <table:table-row table:style-name="ro1">
          <table:table-cell table:style-name="ce1" office:value-type="string">
            <text:p>1000-1200</text:p>
          </table:table-cell>
          <table:table-cell table:style-name="ce1" office:value-type="string">
            <text:p>200-350</text:p>
          </table:table-cell>
          <table:table-cell table:style-name="ce1" office:value-type="float" office:value="21.9">
            <text:p>21.9</text:p>
          </table:table-cell>
          <table:table-cell table:style-name="ce1" office:value-type="float" office:value="3.71">
            <text:p>3.71</text:p>
          </table:table-cell>
          <table:table-cell table:style-name="ce1" table:formula="of:=0.5*([.F11]+[.G11])" office:value-type="float" office:value="2.17">
            <text:p>2.17</text:p>
          </table:table-cell>
          <table:table-cell table:style-name="ce1" office:value-type="float" office:value="2.27">
            <text:p>2.27</text:p>
          </table:table-cell>
          <table:table-cell table:style-name="ce1" office:value-type="float" office:value="2.07">
            <text:p>2.0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1000-1200</text:p>
          </table:table-cell>
          <table:table-cell table:style-name="ce1" office:value-type="string">
            <text:p>350-500</text:p>
          </table:table-cell>
          <table:table-cell table:style-name="ce1" office:value-type="float" office:value="2.88">
            <text:p>2.88</text:p>
          </table:table-cell>
          <table:table-cell table:style-name="ce1" office:value-type="float" office:value="1.24">
            <text:p>1.24</text:p>
          </table:table-cell>
          <table:table-cell table:style-name="ce1" table:formula="of:=0.5*([.F12]+[.G12])" office:value-type="float" office:value="0.293">
            <text:p>0.293</text:p>
          </table:table-cell>
          <table:table-cell table:style-name="ce1" office:value-type="float" office:value="0.313">
            <text:p>0.313</text:p>
          </table:table-cell>
          <table:table-cell table:style-name="ce1" office:value-type="float" office:value="0.273">
            <text:p>0.27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000-1200</text:p>
          </table:table-cell>
          <table:table-cell table:style-name="ce2" office:value-type="string">
            <text:p>&gt;500</text:p>
          </table:table-cell>
          <table:table-cell table:style-name="ce2" office:value-type="float" office:value="2.33">
            <text:p>2.33</text:p>
          </table:table-cell>
          <table:table-cell table:style-name="ce2" office:value-type="float" office:value="0.9">
            <text:p>0.9</text:p>
          </table:table-cell>
          <table:table-cell table:style-name="ce2" table:formula="of:=0.5*([.F13]+[.G13])" office:value-type="float" office:value="0.3405">
            <text:p>0.3405</text:p>
          </table:table-cell>
          <table:table-cell table:style-name="ce2" office:value-type="float" office:value="0.344">
            <text:p>0.344</text:p>
          </table:table-cell>
          <table:table-cell table:style-name="ce2" office:value-type="float" office:value="0.337">
            <text:p>0.337</text:p>
          </table:table-cell>
          <table:table-cell table:style-name="ce2"/>
          <table:table-cell table:style-name="ce4" table:number-columns-repeated="1016"/>
        </table:table-row>
        <table:table-row table:style-name="ro1">
          <table:table-cell table:style-name="ce1" office:value-type="string">
            <text:p>1200-1400</text:p>
          </table:table-cell>
          <table:table-cell table:style-name="ce1" office:value-type="string">
            <text:p>200-350</text:p>
          </table:table-cell>
          <table:table-cell table:style-name="ce1" office:value-type="float" office:value="6.17">
            <text:p>6.17</text:p>
          </table:table-cell>
          <table:table-cell table:style-name="ce1" office:value-type="float" office:value="1.51">
            <text:p>1.51</text:p>
          </table:table-cell>
          <table:table-cell table:style-name="ce1" table:formula="of:=0.5*([.F14]+[.G14])" office:value-type="float" office:value="0.786">
            <text:p>0.786</text:p>
          </table:table-cell>
          <table:table-cell table:style-name="ce1" office:value-type="float" office:value="0.836">
            <text:p>0.836</text:p>
          </table:table-cell>
          <table:table-cell table:style-name="ce1" office:value-type="float" office:value="0.736">
            <text:p>0.736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 office:value-type="string">
            <text:p>1200-1400</text:p>
          </table:table-cell>
          <table:table-cell table:style-name="ce2" office:value-type="string">
            <text:p>&gt;350</text:p>
          </table:table-cell>
          <table:table-cell table:style-name="ce2" office:value-type="float" office:value="0.599">
            <text:p>0.599</text:p>
          </table:table-cell>
          <table:table-cell table:style-name="ce2" office:value-type="float" office:value="0.798">
            <text:p>0.798</text:p>
          </table:table-cell>
          <table:table-cell table:style-name="ce2" table:formula="of:=0.5*([.F15]+[.G15])" office:value-type="float" office:value="0.0845">
            <text:p>0.0845</text:p>
          </table:table-cell>
          <table:table-cell table:style-name="ce2" office:value-type="float" office:value="0.091">
            <text:p>0.091</text:p>
          </table:table-cell>
          <table:table-cell table:style-name="ce2" office:value-type="float" office:value="0.078">
            <text:p>0.078</text:p>
          </table:table-cell>
          <table:table-cell table:style-name="ce2"/>
          <table:table-cell table:style-name="ce4" table:number-columns-repeated="1016"/>
        </table:table-row>
        <table:table-row table:style-name="ro1">
          <table:table-cell table:style-name="ce2" office:value-type="string">
            <text:p>&gt;1400</text:p>
          </table:table-cell>
          <table:table-cell table:style-name="ce2" office:value-type="string">
            <text:p>&gt;200</text:p>
          </table:table-cell>
          <table:table-cell table:style-name="ce2" office:value-type="float" office:value="1.08">
            <text:p>1.08</text:p>
          </table:table-cell>
          <table:table-cell table:style-name="ce2" office:value-type="float" office:value="0.481">
            <text:p>0.481</text:p>
          </table:table-cell>
          <table:table-cell table:style-name="ce2" table:formula="of:=0.5*([.F16]+[.G16])" office:value-type="float" office:value="0.154">
            <text:p>0.154</text:p>
          </table:table-cell>
          <table:table-cell table:style-name="ce2" office:value-type="float" office:value="0.149">
            <text:p>0.149</text:p>
          </table:table-cell>
          <table:table-cell table:style-name="ce2" office:value-type="float" office:value="0.159">
            <text:p>0.159</text:p>
          </table:table-cell>
          <table:table-cell table:style-name="ce2"/>
          <table:table-cell table:style-name="ce4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HT</text:p>
          </table:table-cell>
          <table:table-cell table:style-name="ce1" office:value-type="string">
            <text:p>Bkg</text:p>
          </table:table-cell>
          <table:table-cell table:style-name="ce1" office:value-type="string">
            <text:p>Stat</text:p>
          </table:table-cell>
          <table:table-cell table:style-name="ce1" office:value-type="string">
            <text:p>Syst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500 – 800</text:p>
          </table:table-cell>
          <table:table-cell table:style-name="ce1" table:formula="of:=SUM([.C3:.C6])" office:value-type="float" office:value="422.16">
            <text:p>422.16</text:p>
          </table:table-cell>
          <table:table-cell table:style-name="ce1" table:formula="of:=SQRT([.D3]^2 + [.D4]^2 + [.D5]^2 + [.D6]^2)" office:value-type="float" office:value="15.4300226830682">
            <text:p>15.4300226830682</text:p>
          </table:table-cell>
          <table:table-cell table:style-name="ce1" table:formula="of:=SQRT([.G3]^2 + [.G4]^2 + [.G5]^2 + [.G6]^2)" office:value-type="float" office:value="27.954195856794">
            <text:p>27.9541958567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800-1000</text:p>
          </table:table-cell>
          <table:table-cell table:style-name="ce1" table:formula="of:=SUM([.C7:.C10])" office:value-type="float" office:value="65.72">
            <text:p>65.72</text:p>
          </table:table-cell>
          <table:table-cell table:style-name="ce1" table:formula="of:=SQRT([.D7]^2 +[.D8]^2 + [.D9]^2 + [.D10]^2)" office:value-type="float" office:value="5.55847829895917">
            <text:p>5.55847829895917</text:p>
          </table:table-cell>
          <table:table-cell table:style-name="ce1" table:formula="of:=SQRT([.G7]^2 +[.G8]^2 + [.G9]^2 + [.G10]^2)" office:value-type="float" office:value="5.00833345535219">
            <text:p>5.0083334553521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0-1200</text:p>
          </table:table-cell>
          <table:table-cell table:style-name="ce1" table:formula="of:=SUM([.C11:.C13])" office:value-type="float" office:value="27.11">
            <text:p>27.11</text:p>
          </table:table-cell>
          <table:table-cell table:style-name="ce1" table:formula="of:=SQRT([.D11]^2 + [.D12]^2 + [.D13]^2)" office:value-type="float" office:value="4.01393821576765">
            <text:p>4.01393821576765</text:p>
          </table:table-cell>
          <table:table-cell table:style-name="ce1" table:formula="of:=SQRT([.G11]^2 + [.G12]^2 + [.G13]^2)" office:value-type="float" office:value="2.11494633501656">
            <text:p>2.1149463350165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0-1400</text:p>
          </table:table-cell>
          <table:table-cell table:style-name="ce1" table:formula="of:=SUM([.C14:.C15])" office:value-type="float" office:value="6.769">
            <text:p>6.769</text:p>
          </table:table-cell>
          <table:table-cell table:style-name="ce1" table:formula="of:=SQRT([.D14]^2 + [.D15]^2)" office:value-type="float" office:value="1.70789461033168">
            <text:p>1.70789461033168</text:p>
          </table:table-cell>
          <table:table-cell table:style-name="ce1" table:formula="of:=SQRT([.G14]^2 + [.G15]^2)" office:value-type="float" office:value="0.740121611628792">
            <text:p>0.74012161162879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&gt;1400</text:p>
          </table:table-cell>
          <table:table-cell table:style-name="ce1" table:formula="of:=[.C16]" office:value-type="float" office:value="1.08">
            <text:p>1.08</text:p>
          </table:table-cell>
          <table:table-cell table:style-name="ce1" table:formula="of:=[.D16]" office:value-type="float" office:value="0.481">
            <text:p>0.481</text:p>
          </table:table-cell>
          <table:table-cell table:style-name="ce1" table:formula="of:=[.G16]" office:value-type="float" office:value="0.159">
            <text:p>0.159</text:p>
          </table:table-cell>
          <table:table-cell table:number-columns-repeated="1020"/>
        </table:table-row>
        <table:table-row table:style-name="ro1" table:number-rows-repeated="2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" office:value-type="string">
            <text:p>MHT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200-350</text:p>
          </table:table-cell>
          <table:table-cell table:style-name="ce1" table:formula="of:=[.C3] + [.C7] + [.C11] + [.C14] + [.C16]" office:value-type="float" office:value="434.45">
            <text:p>434.45</text:p>
          </table:table-cell>
          <table:table-cell table:style-name="ce1" table:formula="of:=SQRT( [.D3]^2 + [.D7]^2 + [.D11]^2 + [.D14]^2 + [.D16]^2)" office:value-type="float" office:value="15.8426153459585">
            <text:p>15.8426153459585</text:p>
          </table:table-cell>
          <table:table-cell table:style-name="ce1" table:formula="of:=SQRT( [.G3]^2 + [.G7]^2 + [.G11]^2 + [.G14]^2 + [.G16]^2)" office:value-type="float" office:value="27.9305276892507">
            <text:p>27.930527689250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50-500</text:p>
          </table:table-cell>
          <table:table-cell table:style-name="ce1" table:formula="of:= [.C4] + [.C8] + [.C12] + [.C15]" office:value-type="float" office:value="73.139">
            <text:p>73.139</text:p>
          </table:table-cell>
          <table:table-cell table:style-name="ce1" table:formula="of:=SQRT( [.D4]^2 + [.D8]^2 + [.D12]^2 + [.D15]^2 )" office:value-type="float" office:value="5.36030820009447">
            <text:p>5.36030820009447</text:p>
          </table:table-cell>
          <table:table-cell table:style-name="ce1" table:formula="of:=SQRT( [.G4]^2 + [.G8]^2 + [.G12]^2 + [.G15]^2 )" office:value-type="float" office:value="5.47683932574254">
            <text:p>5.4768393257425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500-600</text:p>
          </table:table-cell>
          <table:table-cell table:style-name="ce1" table:formula="of:= [.C5] + [.C9] + [.C13]" office:value-type="float" office:value="12.25">
            <text:p>12.25</text:p>
          </table:table-cell>
          <table:table-cell table:style-name="ce1" table:formula="of:=SQRT( [.D5]^2 + [.D9]^2 + [.D13]^2 )" office:value-type="float" office:value="2.36450438781576">
            <text:p>2.36450438781576</text:p>
          </table:table-cell>
          <table:table-cell table:style-name="ce1" table:formula="of:=SQRT( [.G5]^2 + [.G9]^2 + [.G13]^2 )" office:value-type="float" office:value="1.09719551584939">
            <text:p>1.09719551584939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&gt;600</text:p>
          </table:table-cell>
          <table:table-cell table:style-name="ce1" table:formula="of:=[.C6] + [.C10]" office:value-type="float" office:value="3">
            <text:p>3</text:p>
          </table:table-cell>
          <table:table-cell table:style-name="ce1" table:formula="of:=SQRT( [.D6]^2 + [.D10]^2 )" office:value-type="float" office:value="1.71172427686237">
            <text:p>1.71172427686237</text:p>
          </table:table-cell>
          <table:table-cell table:style-name="ce1" table:formula="of:=SQRT( [.G6]^2 + [.G10]^2 )" office:value-type="float" office:value="0.502538555734781">
            <text:p>0.502538555734781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CD" table:style-name="ta1" table:print="false">
        <table:table-column table:style-name="co3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HT</text:p>
          </table:table-cell>
          <table:table-cell table:style-name="ce2" office:value-type="string">
            <text:p>MHT</text:p>
          </table:table-cell>
          <table:table-cell table:style-name="ce2" office:value-type="string">
            <text:p>Bkg</text:p>
          </table:table-cell>
          <table:table-cell table:style-name="ce2" office:value-type="string">
            <text:p>Stat</text:p>
          </table:table-cell>
          <table:table-cell table:style-name="ce2" office:value-type="string">
            <text:p>Syst</text:p>
          </table:table-cell>
          <table:table-cell table:style-name="ce2" office:value-type="string">
            <text:p>Syst +</text:p>
          </table:table-cell>
          <table:table-cell table:style-name="ce2" office:value-type="string">
            <text:p>Syst -</text:p>
          </table:table-cell>
          <table:table-cell table:style-name="ce2" table:number-columns-repeated="1017"/>
        </table:table-row>
        <table:table-row table:style-name="ro1">
          <table:table-cell table:style-name="ce1" office:value-type="string">
            <text:p>500-800</text:p>
          </table:table-cell>
          <table:table-cell table:style-name="ce1" office:value-type="string">
            <text:p>200-350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2">
            <text:p>12</text:p>
          </table:table-cell>
          <table:table-cell table:style-name="ce1" table:formula="of:=0.5*([.F3]+[.G3])" office:value-type="float" office:value="76">
            <text:p>76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76">
            <text:p>76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500-800</text:p>
          </table:table-cell>
          <table:table-cell table:style-name="ce1" office:value-type="string">
            <text:p>350-500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1.6">
            <text:p>1.6</text:p>
          </table:table-cell>
          <table:table-cell table:style-name="ce1" table:formula="of:=0.5*([.F4]+[.G4])" office:value-type="float" office:value="1.5">
            <text:p>1.5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1.2">
            <text:p>1.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500-800</text:p>
          </table:table-cell>
          <table:table-cell table:style-name="ce1" office:value-type="string">
            <text:p>500-600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14">
            <text:p>0.14</text:p>
          </table:table-cell>
          <table:table-cell table:style-name="ce1" table:formula="of:=0.5*([.F5]+[.G5])" office:value-type="float" office:value="0.02">
            <text:p>0.02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">
            <text:p>0.0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500-800</text:p>
          </table:table-cell>
          <table:table-cell table:style-name="ce2" office:value-type="string">
            <text:p>&gt;6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0.5*([.F6]+[.G6])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4" table:number-columns-repeated="1016"/>
        </table:table-row>
        <table:table-row table:style-name="ro1">
          <table:table-cell table:style-name="ce1" office:value-type="string">
            <text:p>800-1000</text:p>
          </table:table-cell>
          <table:table-cell table:style-name="ce1" office:value-type="string">
            <text:p>200-35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5.3">
            <text:p>5.3</text:p>
          </table:table-cell>
          <table:table-cell table:style-name="ce1" table:formula="of:=0.5*([.F7]+[.G7])" office:value-type="float" office:value="23.5">
            <text:p>23.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800-1000</text:p>
          </table:table-cell>
          <table:table-cell table:style-name="ce1" office:value-type="string">
            <text:p>350-500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1.1">
            <text:p>1.1</text:p>
          </table:table-cell>
          <table:table-cell table:style-name="ce1" table:formula="of:=0.5*([.F8]+[.G8])" office:value-type="float" office:value="0.75">
            <text:p>0.75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8">
            <text:p>0.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800-1000</text:p>
          </table:table-cell>
          <table:table-cell table:style-name="ce1" office:value-type="string">
            <text:p>500-600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17">
            <text:p>0.17</text:p>
          </table:table-cell>
          <table:table-cell table:style-name="ce1" table:formula="of:=0.5*([.F9]+[.G9])" office:value-type="float" office:value="0.035">
            <text:p>0.035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3">
            <text:p>0.0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800-1000</text:p>
          </table:table-cell>
          <table:table-cell table:style-name="ce2" office:value-type="string">
            <text:p>&gt;600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0.1">
            <text:p>0.1</text:p>
          </table:table-cell>
          <table:table-cell table:style-name="ce2" table:formula="of:=0.5*([.F10]+[.G10])" office:value-type="float" office:value="0.015">
            <text:p>0.015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0.02">
            <text:p>0.02</text:p>
          </table:table-cell>
          <table:table-cell table:style-name="ce2"/>
          <table:table-cell table:style-name="ce4" table:number-columns-repeated="1016"/>
        </table:table-row>
        <table:table-row table:style-name="ro1">
          <table:table-cell table:style-name="ce1" office:value-type="string">
            <text:p>1000-1200</text:p>
          </table:table-cell>
          <table:table-cell table:style-name="ce1" office:value-type="string">
            <text:p>200-350</text:p>
          </table:table-cell>
          <table:table-cell table:style-name="ce1" office:value-type="float" office:value="19.7">
            <text:p>19.7</text:p>
          </table:table-cell>
          <table:table-cell table:style-name="ce1" office:value-type="float" office:value="4.4">
            <text:p>4.4</text:p>
          </table:table-cell>
          <table:table-cell table:style-name="ce1" table:formula="of:=0.5*([.F11]+[.G11])" office:value-type="float" office:value="12.5">
            <text:p>12.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2">
            <text:p>1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1000-1200</text:p>
          </table:table-cell>
          <table:table-cell table:style-name="ce1" office:value-type="string">
            <text:p>350-500</text:p>
          </table:table-cell>
          <table:table-cell table:style-name="ce1" office:value-type="float" office:value="0.44">
            <text:p>0.44</text:p>
          </table:table-cell>
          <table:table-cell table:style-name="ce1" office:value-type="float" office:value="0.61">
            <text:p>0.61</text:p>
          </table:table-cell>
          <table:table-cell table:style-name="ce1" table:formula="of:=0.5*([.F12]+[.G12])" office:value-type="float" office:value="0.28">
            <text:p>0.28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0.26">
            <text:p>0.2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000-1200</text:p>
          </table:table-cell>
          <table:table-cell table:style-name="ce2" office:value-type="string">
            <text:p>&gt;500</text:p>
          </table:table-cell>
          <table:table-cell table:style-name="ce2" office:value-type="float" office:value="0.04">
            <text:p>0.04</text:p>
          </table:table-cell>
          <table:table-cell table:style-name="ce2" office:value-type="float" office:value="0.2">
            <text:p>0.2</text:p>
          </table:table-cell>
          <table:table-cell table:style-name="ce2" table:formula="of:=0.5*([.F13]+[.G13])" office:value-type="float" office:value="0.04">
            <text:p>0.04</text:p>
          </table:table-cell>
          <table:table-cell table:style-name="ce2" office:value-type="float" office:value="0.03">
            <text:p>0.03</text:p>
          </table:table-cell>
          <table:table-cell table:style-name="ce2" office:value-type="float" office:value="0.05">
            <text:p>0.05</text:p>
          </table:table-cell>
          <table:table-cell table:style-name="ce2"/>
          <table:table-cell table:style-name="ce4" table:number-columns-repeated="1016"/>
        </table:table-row>
        <table:table-row table:style-name="ro1">
          <table:table-cell table:style-name="ce1" office:value-type="string">
            <text:p>1200-1400</text:p>
          </table:table-cell>
          <table:table-cell table:style-name="ce1" office:value-type="string">
            <text:p>200-350</text:p>
          </table:table-cell>
          <table:table-cell table:style-name="ce1" office:value-type="float" office:value="11.6">
            <text:p>11.6</text:p>
          </table:table-cell>
          <table:table-cell table:style-name="ce1" office:value-type="float" office:value="3.4">
            <text:p>3.4</text:p>
          </table:table-cell>
          <table:table-cell table:style-name="ce1" table:formula="of:=0.5*([.F14]+[.G14])" office:value-type="float" office:value="7.55">
            <text:p>7.55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7.6">
            <text:p>7.6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 office:value-type="string">
            <text:p>1200-1400</text:p>
          </table:table-cell>
          <table:table-cell table:style-name="ce2" office:value-type="string">
            <text:p>&gt;350</text:p>
          </table:table-cell>
          <table:table-cell table:style-name="ce2" office:value-type="float" office:value="0.24">
            <text:p>0.24</text:p>
          </table:table-cell>
          <table:table-cell table:style-name="ce2" office:value-type="float" office:value="0.53">
            <text:p>0.53</text:p>
          </table:table-cell>
          <table:table-cell table:style-name="ce2" table:formula="of:=0.5*([.F15]+[.G15])" office:value-type="float" office:value="0.175">
            <text:p>0.175</text:p>
          </table:table-cell>
          <table:table-cell table:style-name="ce2" office:value-type="float" office:value="0.15">
            <text:p>0.15</text:p>
          </table:table-cell>
          <table:table-cell table:style-name="ce2" office:value-type="float" office:value="0.2">
            <text:p>0.2</text:p>
          </table:table-cell>
          <table:table-cell table:style-name="ce2"/>
          <table:table-cell table:style-name="ce4" table:number-columns-repeated="1016"/>
        </table:table-row>
        <table:table-row table:style-name="ro1">
          <table:table-cell table:style-name="ce2" office:value-type="string">
            <text:p>&gt;1400</text:p>
          </table:table-cell>
          <table:table-cell table:style-name="ce2" office:value-type="string">
            <text:p>&gt;200</text:p>
          </table:table-cell>
          <table:table-cell table:style-name="ce2" office:value-type="float" office:value="11.9">
            <text:p>11.9</text:p>
          </table:table-cell>
          <table:table-cell table:style-name="ce2" office:value-type="float" office:value="3.8">
            <text:p>3.8</text:p>
          </table:table-cell>
          <table:table-cell table:style-name="ce2" table:formula="of:=0.5*([.F16]+[.G16])" office:value-type="float" office:value="8.25">
            <text:p>8.25</text:p>
          </table:table-cell>
          <table:table-cell table:style-name="ce2" office:value-type="float" office:value="8.4">
            <text:p>8.4</text:p>
          </table:table-cell>
          <table:table-cell table:style-name="ce2" office:value-type="float" office:value="8.1">
            <text:p>8.1</text:p>
          </table:table-cell>
          <table:table-cell table:style-name="ce2"/>
          <table:table-cell table:style-name="ce4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HT</text:p>
          </table:table-cell>
          <table:table-cell table:style-name="ce1" office:value-type="string">
            <text:p>Bkg</text:p>
          </table:table-cell>
          <table:table-cell table:style-name="ce1" office:value-type="string">
            <text:p>Stat</text:p>
          </table:table-cell>
          <table:table-cell table:style-name="ce1" office:value-type="string">
            <text:p>Syst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500 – 800</text:p>
          </table:table-cell>
          <table:table-cell table:style-name="ce1" table:formula="of:=SUM([.C3:.C6])" office:value-type="float" office:value="120.12">
            <text:p>120.12</text:p>
          </table:table-cell>
          <table:table-cell table:style-name="ce1" table:formula="of:=SQRT([.D3]^2 + [.D4]^2 + [.D5]^2 + [.D6]^2)" office:value-type="float" office:value="12.1070062360602">
            <text:p>12.1070062360602</text:p>
          </table:table-cell>
          <table:table-cell table:style-name="ce1" table:formula="of:=SQRT([.G3]^2 + [.G4]^2 + [.G5]^2 + [.G6]^2)" office:value-type="float" office:value="76.00947572507">
            <text:p>76.0094757250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800-1000</text:p>
          </table:table-cell>
          <table:table-cell table:style-name="ce1" table:formula="of:=SUM([.C7:.C10])" office:value-type="float" office:value="36.24">
            <text:p>36.24</text:p>
          </table:table-cell>
          <table:table-cell table:style-name="ce1" table:formula="of:=SQRT([.D7]^2 +[.D8]^2 + [.D9]^2 + [.D10]^2)" office:value-type="float" office:value="5.41653948568641">
            <text:p>5.41653948568641</text:p>
          </table:table-cell>
          <table:table-cell table:style-name="ce1" table:formula="of:=SQRT([.G7]^2 +[.G8]^2 + [.G9]^2 + [.G10]^2)" office:value-type="float" office:value="24.0133566999701">
            <text:p>24.013356699970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00-1200</text:p>
          </table:table-cell>
          <table:table-cell table:style-name="ce1" table:formula="of:=SUM([.C11:.C13])" office:value-type="float" office:value="20.18">
            <text:p>20.18</text:p>
          </table:table-cell>
          <table:table-cell table:style-name="ce1" table:formula="of:=SQRT([.D11]^2 + [.D12]^2 + [.D13]^2)" office:value-type="float" office:value="4.44658295773283">
            <text:p>4.44658295773283</text:p>
          </table:table-cell>
          <table:table-cell table:style-name="ce1" table:formula="of:=SQRT([.G11]^2 + [.G12]^2 + [.G13]^2)" office:value-type="float" office:value="12.0029204779504">
            <text:p>12.002920477950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00-1400</text:p>
          </table:table-cell>
          <table:table-cell table:style-name="ce1" table:formula="of:=SUM([.C14:.C15])" office:value-type="float" office:value="11.84">
            <text:p>11.84</text:p>
          </table:table-cell>
          <table:table-cell table:style-name="ce1" table:formula="of:=SQRT([.D14]^2 + [.D15]^2)" office:value-type="float" office:value="3.4410608829255">
            <text:p>3.4410608829255</text:p>
          </table:table-cell>
          <table:table-cell table:style-name="ce1" table:formula="of:=SQRT([.G14]^2 + [.G15]^2)" office:value-type="float" office:value="7.60263112349929">
            <text:p>7.6026311234992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&gt;1400</text:p>
          </table:table-cell>
          <table:table-cell table:style-name="ce1" table:formula="of:=[.C16]" office:value-type="float" office:value="11.9">
            <text:p>11.9</text:p>
          </table:table-cell>
          <table:table-cell table:style-name="ce1" table:formula="of:=[.D16]" office:value-type="float" office:value="3.8">
            <text:p>3.8</text:p>
          </table:table-cell>
          <table:table-cell table:style-name="ce1" table:formula="of:=[.G16]" office:value-type="float" office:value="8.1">
            <text:p>8.1</text:p>
          </table:table-cell>
          <table:table-cell table:number-columns-repeated="1020"/>
        </table:table-row>
        <table:table-row table:style-name="ro1" table:number-rows-repeated="2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" office:value-type="string">
            <text:p>MHT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200-350</text:p>
          </table:table-cell>
          <table:table-cell table:style-name="ce1" table:formula="of:=[.C3] + [.C7] + [.C11] + [.C14] + [.C16]" office:value-type="float" office:value="196.2">
            <text:p>196.2</text:p>
          </table:table-cell>
          <table:table-cell table:style-name="ce1" table:formula="of:=SQRT( [.D3]^2 + [.D7]^2 + [.D11]^2 + [.D14]^2 + [.D16]^2)" office:value-type="float" office:value="14.7461859475595">
            <text:p>14.7461859475595</text:p>
          </table:table-cell>
          <table:table-cell table:style-name="ce1" table:formula="of:=SQRT( [.G3]^2 + [.G7]^2 + [.G11]^2 + [.G14]^2 + [.G16]^2)" office:value-type="float" office:value="81.3595108146552">
            <text:p>81.359510814655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350-500</text:p>
          </table:table-cell>
          <table:table-cell table:style-name="ce1" table:formula="of:= [.C4] + [.C8] + [.C12] + [.C15]" office:value-type="float" office:value="3.98">
            <text:p>3.98</text:p>
          </table:table-cell>
          <table:table-cell table:style-name="ce1" table:formula="of:=SQRT( [.D4]^2 + [.D8]^2 + [.D12]^2 + [.D15]^2 )" office:value-type="float" office:value="2.10309296038002">
            <text:p>2.10309296038002</text:p>
          </table:table-cell>
          <table:table-cell table:style-name="ce1" table:formula="of:=SQRT( [.G4]^2 + [.G8]^2 + [.G12]^2 + [.G15]^2 )" office:value-type="float" office:value="1.47905375155875">
            <text:p>1.4790537515587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500-600</text:p>
          </table:table-cell>
          <table:table-cell table:style-name="ce1" table:formula="of:= [.C5] + [.C9] + [.C13]" office:value-type="float" office:value="0.09">
            <text:p>0.09</text:p>
          </table:table-cell>
          <table:table-cell table:style-name="ce1" table:formula="of:=SQRT( [.D5]^2 + [.D9]^2 + [.D13]^2 )" office:value-type="float" office:value="0.29748949561287">
            <text:p>0.29748949561287</text:p>
          </table:table-cell>
          <table:table-cell table:style-name="ce1" table:formula="of:=SQRT( [.G5]^2 + [.G9]^2 + [.G13]^2 )" office:value-type="float" office:value="0.0616441400296898">
            <text:p>0.0616441400296898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&gt;600</text:p>
          </table:table-cell>
          <table:table-cell table:style-name="ce1" table:formula="of:=[.C6] + [.C10]" office:value-type="float" office:value="0.01">
            <text:p>0.01</text:p>
          </table:table-cell>
          <table:table-cell table:style-name="ce1" table:formula="of:=SQRT( [.D6]^2 + [.D10]^2 )" office:value-type="float" office:value="0.1">
            <text:p>0.1</text:p>
          </table:table-cell>
          <table:table-cell table:style-name="ce1" table:formula="of:=SQRT( [.G6]^2 + [.G10]^2 )" office:value-type="float" office:value="0.02">
            <text:p>0.02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ce" table:style-name="ta1" table:print="false"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default-cell-style-name="ce1"/>
        <table:table-column table:style-name="co16" table:default-cell-style-name="ce1"/>
        <table:table-column table:style-name="co3" table:default-cell-style-name="ce1"/>
        <table:table-column table:style-name="co10" table:default-cell-style-name="ce1"/>
        <table:table-column table:style-name="co3" table:number-columns-repeated="1003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office:value-type="string">
            <text:p>HT</text:p>
          </table:table-cell>
          <table:table-cell table:number-columns-repeated="11"/>
          <table:table-cell office:value-type="string">
            <text:p>MHT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ax </text:p>
          </table:table-cell>
          <table:table-cell/>
          <table:table-cell office:value-type="string">
            <text:p>Bkg</text:p>
          </table:table-cell>
          <table:table-cell/>
          <table:table-cell office:value-type="string">
            <text:p>Pred</text:p>
          </table:table-cell>
          <table:table-cell/>
          <table:table-cell office:value-type="string">
            <text:p>syst</text:p>
          </table:table-cell>
          <table:table-cell/>
          <table:table-cell office:value-type="string">
            <text:p>stat</text:p>
          </table:table-cell>
          <table:table-cell table:number-columns-repeated="3"/>
          <table:table-cell office:value-type="string">
            <text:p>max </text:p>
          </table:table-cell>
          <table:table-cell/>
          <table:table-cell office:value-type="string">
            <text:p>Bkg</text:p>
          </table:table-cell>
          <table:table-cell/>
          <table:table-cell office:value-type="string">
            <text:p>Pred</text:p>
          </table:table-cell>
          <table:table-cell/>
          <table:table-cell office:value-type="string">
            <text:p>syst</text:p>
          </table:table-cell>
          <table:table-cell/>
          <table:table-cell office:value-type="string">
            <text:p>stat</text:p>
          </table:table-cell>
          <table:table-cell table:number-columns-repeated="1002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800">
            <text:p>800</text:p>
          </table:table-cell>
          <table:table-cell office:value-type="string">
            <text:p>,</text:p>
          </table:table-cell>
          <table:table-cell office:value-type="string">
            <text:p>ZInv</text:p>
          </table:table-cell>
          <table:table-cell office:value-type="string">
            <text:p>,</text:p>
          </table:table-cell>
          <table:table-cell table:formula="of:=['Z Inv'.B20]" office:value-type="float" office:value="494.1">
            <text:p>494.1</text:p>
          </table:table-cell>
          <table:table-cell office:value-type="string">
            <text:p>,</text:p>
          </table:table-cell>
          <table:table-cell table:formula="of:=['Z Inv'.D20]" office:value-type="float" office:value="85.2601313627888">
            <text:p>85.2601313627888</text:p>
          </table:table-cell>
          <table:table-cell office:value-type="string">
            <text:p>,</text:p>
          </table:table-cell>
          <table:table-cell table:formula="of:=['Z Inv'.C20]" office:value-type="float" office:value="13.3311664905964">
            <text:p>13.3311664905964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office:value-type="float" office:value="350">
            <text:p>350</text:p>
          </table:table-cell>
          <table:table-cell office:value-type="string">
            <text:p>,</text:p>
          </table:table-cell>
          <table:table-cell office:value-type="string">
            <text:p>ZInv</text:p>
          </table:table-cell>
          <table:table-cell office:value-type="string">
            <text:p>,</text:p>
          </table:table-cell>
          <table:table-cell table:formula="of:=['Z Inv'.B28]" office:value-type="float" office:value="424.7">
            <text:p>424.7</text:p>
          </table:table-cell>
          <table:table-cell office:value-type="string">
            <text:p>,</text:p>
          </table:table-cell>
          <table:table-cell table:formula="of:=['Z Inv'.D28]" office:value-type="float" office:value="83.3394264439107">
            <text:p>83.3394264439107</text:p>
          </table:table-cell>
          <table:table-cell office:value-type="string">
            <text:p>,</text:p>
          </table:table-cell>
          <table:table-cell table:formula="of:=['Z Inv'.C28]" office:value-type="float" office:value="11.8570654042221">
            <text:p>11.8570654042221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000">
            <text:p>1000</text:p>
          </table:table-cell>
          <table:table-cell office:value-type="string">
            <text:p>,</text:p>
          </table:table-cell>
          <table:table-cell office:value-type="string">
            <text:p>ZInv</text:p>
          </table:table-cell>
          <table:table-cell office:value-type="string">
            <text:p>,</text:p>
          </table:table-cell>
          <table:table-cell table:formula="of:=['Z Inv'.B21]" office:value-type="float" office:value="74.8">
            <text:p>74.8</text:p>
          </table:table-cell>
          <table:table-cell office:value-type="string">
            <text:p>,</text:p>
          </table:table-cell>
          <table:table-cell table:formula="of:=['Z Inv'.D21]" office:value-type="float" office:value="20.42914584607">
            <text:p>20.42914584607</text:p>
          </table:table-cell>
          <table:table-cell office:value-type="string">
            <text:p>,</text:p>
          </table:table-cell>
          <table:table-cell table:formula="of:=['Z Inv'.C21]" office:value-type="float" office:value="5.09607692249636">
            <text:p>5.09607692249636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office:value-type="float" office:value="500">
            <text:p>500</text:p>
          </table:table-cell>
          <table:table-cell office:value-type="string">
            <text:p>,</text:p>
          </table:table-cell>
          <table:table-cell office:value-type="string">
            <text:p>ZInv</text:p>
          </table:table-cell>
          <table:table-cell office:value-type="string">
            <text:p>,</text:p>
          </table:table-cell>
          <table:table-cell table:formula="of:=['Z Inv'.B29]" office:value-type="float" office:value="135.8">
            <text:p>135.8</text:p>
          </table:table-cell>
          <table:table-cell office:value-type="string">
            <text:p>,</text:p>
          </table:table-cell>
          <table:table-cell table:formula="of:=['Z Inv'.D29]" office:value-type="float" office:value="27.170940359141">
            <text:p>27.170940359141</text:p>
          </table:table-cell>
          <table:table-cell office:value-type="string">
            <text:p>,</text:p>
          </table:table-cell>
          <table:table-cell table:formula="of:=['Z Inv'.C29]" office:value-type="float" office:value="7.60394634384015">
            <text:p>7.60394634384015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200">
            <text:p>1200</text:p>
          </table:table-cell>
          <table:table-cell office:value-type="string">
            <text:p>,</text:p>
          </table:table-cell>
          <table:table-cell office:value-type="string">
            <text:p>ZInv</text:p>
          </table:table-cell>
          <table:table-cell office:value-type="string">
            <text:p>,</text:p>
          </table:table-cell>
          <table:table-cell table:formula="of:=['Z Inv'.B22]" office:value-type="float" office:value="18.7">
            <text:p>18.7</text:p>
          </table:table-cell>
          <table:table-cell office:value-type="string">
            <text:p>,</text:p>
          </table:table-cell>
          <table:table-cell table:formula="of:=['Z Inv'.D22]" office:value-type="float" office:value="6.63626400921482">
            <text:p>6.63626400921482</text:p>
          </table:table-cell>
          <table:table-cell office:value-type="string">
            <text:p>,</text:p>
          </table:table-cell>
          <table:table-cell table:formula="of:=['Z Inv'.C22]" office:value-type="float" office:value="2.6134268690744">
            <text:p>2.6134268690744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office:value-type="float" office:value="600">
            <text:p>600</text:p>
          </table:table-cell>
          <table:table-cell office:value-type="string">
            <text:p>,</text:p>
          </table:table-cell>
          <table:table-cell office:value-type="string">
            <text:p>ZInv</text:p>
          </table:table-cell>
          <table:table-cell office:value-type="string">
            <text:p>,</text:p>
          </table:table-cell>
          <table:table-cell table:formula="of:=['Z Inv'.B30]" office:value-type="float" office:value="26.9">
            <text:p>26.9</text:p>
          </table:table-cell>
          <table:table-cell office:value-type="string">
            <text:p>,</text:p>
          </table:table-cell>
          <table:table-cell table:formula="of:=['Z Inv'.D30]" office:value-type="float" office:value="6.96921803361037">
            <text:p>6.96921803361037</text:p>
          </table:table-cell>
          <table:table-cell office:value-type="string">
            <text:p>,</text:p>
          </table:table-cell>
          <table:table-cell table:formula="of:=['Z Inv'.C30]" office:value-type="float" office:value="3.38378486313773">
            <text:p>3.38378486313773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400">
            <text:p>1400</text:p>
          </table:table-cell>
          <table:table-cell office:value-type="string">
            <text:p>,</text:p>
          </table:table-cell>
          <table:table-cell office:value-type="string">
            <text:p>ZInv</text:p>
          </table:table-cell>
          <table:table-cell office:value-type="string">
            <text:p>,</text:p>
          </table:table-cell>
          <table:table-cell table:formula="of:=['Z Inv'.B23]" office:value-type="float" office:value="5.4">
            <text:p>5.4</text:p>
          </table:table-cell>
          <table:table-cell office:value-type="string">
            <text:p>,</text:p>
          </table:table-cell>
          <table:table-cell table:formula="of:=['Z Inv'.D23]" office:value-type="float" office:value="2.70185121722126">
            <text:p>2.70185121722126</text:p>
          </table:table-cell>
          <table:table-cell office:value-type="string">
            <text:p>,</text:p>
          </table:table-cell>
          <table:table-cell table:formula="of:=['Z Inv'.C23]" office:value-type="float" office:value="1.34536240470737">
            <text:p>1.34536240470737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table:style-name="ce3" office:value-type="float" office:value="100000">
            <text:p>100000</text:p>
          </table:table-cell>
          <table:table-cell office:value-type="string">
            <text:p>,</text:p>
          </table:table-cell>
          <table:table-cell office:value-type="string">
            <text:p>ZInv</text:p>
          </table:table-cell>
          <table:table-cell office:value-type="string">
            <text:p>,</text:p>
          </table:table-cell>
          <table:table-cell table:formula="of:=['Z Inv'.B31]" office:value-type="float" office:value="8.8">
            <text:p>8.8</text:p>
          </table:table-cell>
          <table:table-cell office:value-type="string">
            <text:p>,</text:p>
          </table:table-cell>
          <table:table-cell table:formula="of:=['Z Inv'.D31]" office:value-type="float" office:value="3.24499614791759">
            <text:p>3.24499614791759</text:p>
          </table:table-cell>
          <table:table-cell office:value-type="string">
            <text:p>,</text:p>
          </table:table-cell>
          <table:table-cell table:formula="of:=['Z Inv'.C31]" office:value-type="float" office:value="1.72046505340853">
            <text:p>1.72046505340853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00000">
            <text:p>100000</text:p>
          </table:table-cell>
          <table:table-cell office:value-type="string">
            <text:p>,</text:p>
          </table:table-cell>
          <table:table-cell office:value-type="string">
            <text:p>ZInv</text:p>
          </table:table-cell>
          <table:table-cell office:value-type="string">
            <text:p>,</text:p>
          </table:table-cell>
          <table:table-cell table:formula="of:=['Z Inv'.B24]" office:value-type="float" office:value="3.2">
            <text:p>3.2</text:p>
          </table:table-cell>
          <table:table-cell office:value-type="string">
            <text:p>,</text:p>
          </table:table-cell>
          <table:table-cell table:formula="of:=['Z Inv'.D24]" office:value-type="float" office:value="2.2">
            <text:p>2.2</text:p>
          </table:table-cell>
          <table:table-cell office:value-type="string">
            <text:p>,</text:p>
          </table:table-cell>
          <table:table-cell table:formula="of:=['Z Inv'.C24]" office:value-type="float" office:value="0.7">
            <text:p>0.7</text:p>
          </table:table-cell>
          <table:table-cell office:value-type="string">
            <text:p>);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800">
            <text:p>800</text:p>
          </table:table-cell>
          <table:table-cell office:value-type="string">
            <text:p>,</text:p>
          </table:table-cell>
          <table:table-cell office:value-type="string">
            <text:p>LostLepton</text:p>
          </table:table-cell>
          <table:table-cell office:value-type="string">
            <text:p>,</text:p>
          </table:table-cell>
          <table:table-cell table:formula="of:=['Lost Lepton'.B20]" office:value-type="float" office:value="376.8">
            <text:p>376.8</text:p>
          </table:table-cell>
          <table:table-cell office:value-type="string">
            <text:p>,</text:p>
          </table:table-cell>
          <table:table-cell table:formula="of:=['Lost Lepton'.D20]" office:value-type="float" office:value="40.8800684930933">
            <text:p>40.8800684930933</text:p>
          </table:table-cell>
          <table:table-cell office:value-type="string">
            <text:p>,</text:p>
          </table:table-cell>
          <table:table-cell table:formula="of:=['Lost Lepton'.C20]" office:value-type="float" office:value="22.8354986807821">
            <text:p>22.8354986807821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office:value-type="float" office:value="350">
            <text:p>350</text:p>
          </table:table-cell>
          <table:table-cell office:value-type="string">
            <text:p>,</text:p>
          </table:table-cell>
          <table:table-cell office:value-type="string">
            <text:p>LostLepton</text:p>
          </table:table-cell>
          <table:table-cell office:value-type="string">
            <text:p>,</text:p>
          </table:table-cell>
          <table:table-cell table:formula="of:=['Lost Lepton'.B28]" office:value-type="float" office:value="400.5">
            <text:p>400.5</text:p>
          </table:table-cell>
          <table:table-cell office:value-type="string">
            <text:p>,</text:p>
          </table:table-cell>
          <table:table-cell table:formula="of:=['Lost Lepton'.D28]" office:value-type="float" office:value="40.9609570200697">
            <text:p>40.9609570200697</text:p>
          </table:table-cell>
          <table:table-cell office:value-type="string">
            <text:p>,</text:p>
          </table:table-cell>
          <table:table-cell table:formula="of:=['Lost Lepton'.C28]" office:value-type="float" office:value="25.9984614929422">
            <text:p>25.9984614929422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000">
            <text:p>1000</text:p>
          </table:table-cell>
          <table:table-cell office:value-type="string">
            <text:p>,</text:p>
          </table:table-cell>
          <table:table-cell office:value-type="string">
            <text:p>LostLepton</text:p>
          </table:table-cell>
          <table:table-cell office:value-type="string">
            <text:p>,</text:p>
          </table:table-cell>
          <table:table-cell table:formula="of:=['Lost Lepton'.B21]" office:value-type="float" office:value="65.4">
            <text:p>65.4</text:p>
          </table:table-cell>
          <table:table-cell office:value-type="string">
            <text:p>,</text:p>
          </table:table-cell>
          <table:table-cell table:formula="of:=['Lost Lepton'.D21]" office:value-type="float" office:value="7.15891053163818">
            <text:p>7.15891053163818</text:p>
          </table:table-cell>
          <table:table-cell office:value-type="string">
            <text:p>,</text:p>
          </table:table-cell>
          <table:table-cell table:formula="of:=['Lost Lepton'.C21]" office:value-type="float" office:value="13.6436798555229">
            <text:p>13.6436798555229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office:value-type="float" office:value="500">
            <text:p>500</text:p>
          </table:table-cell>
          <table:table-cell office:value-type="string">
            <text:p>,</text:p>
          </table:table-cell>
          <table:table-cell office:value-type="string">
            <text:p>LostLepton</text:p>
          </table:table-cell>
          <table:table-cell office:value-type="string">
            <text:p>,</text:p>
          </table:table-cell>
          <table:table-cell table:formula="of:=['Lost Lepton'.B29]" office:value-type="float" office:value="59.5">
            <text:p>59.5</text:p>
          </table:table-cell>
          <table:table-cell office:value-type="string">
            <text:p>,</text:p>
          </table:table-cell>
          <table:table-cell table:formula="of:=['Lost Lepton'.D29]" office:value-type="float" office:value="6.88912185985993">
            <text:p>6.88912185985993</text:p>
          </table:table-cell>
          <table:table-cell office:value-type="string">
            <text:p>,</text:p>
          </table:table-cell>
          <table:table-cell table:formula="of:=['Lost Lepton'.C29]" office:value-type="float" office:value="7.75370878999205">
            <text:p>7.75370878999205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200">
            <text:p>1200</text:p>
          </table:table-cell>
          <table:table-cell office:value-type="string">
            <text:p>,</text:p>
          </table:table-cell>
          <table:table-cell office:value-type="string">
            <text:p>LostLepton</text:p>
          </table:table-cell>
          <table:table-cell office:value-type="string">
            <text:p>,</text:p>
          </table:table-cell>
          <table:table-cell table:formula="of:=['Lost Lepton'.B22]" office:value-type="float" office:value="19.2">
            <text:p>19.2</text:p>
          </table:table-cell>
          <table:table-cell office:value-type="string">
            <text:p>,</text:p>
          </table:table-cell>
          <table:table-cell table:formula="of:=['Lost Lepton'.D22]" office:value-type="float" office:value="1.86279360101972">
            <text:p>1.86279360101972</text:p>
          </table:table-cell>
          <table:table-cell office:value-type="string">
            <text:p>,</text:p>
          </table:table-cell>
          <table:table-cell table:formula="of:=['Lost Lepton'.C22]" office:value-type="float" office:value="5.37680202350803">
            <text:p>5.37680202350803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office:value-type="float" office:value="600">
            <text:p>600</text:p>
          </table:table-cell>
          <table:table-cell office:value-type="string">
            <text:p>,</text:p>
          </table:table-cell>
          <table:table-cell office:value-type="string">
            <text:p>LostLepton</text:p>
          </table:table-cell>
          <table:table-cell office:value-type="string">
            <text:p>,</text:p>
          </table:table-cell>
          <table:table-cell table:formula="of:=['Lost Lepton'.B30]" office:value-type="float" office:value="8.7">
            <text:p>8.7</text:p>
          </table:table-cell>
          <table:table-cell office:value-type="string">
            <text:p>,</text:p>
          </table:table-cell>
          <table:table-cell table:formula="of:=['Lost Lepton'.D30]" office:value-type="float" office:value="1.0295630140987">
            <text:p>1.0295630140987</text:p>
          </table:table-cell>
          <table:table-cell office:value-type="string">
            <text:p>,</text:p>
          </table:table-cell>
          <table:table-cell table:formula="of:=['Lost Lepton'.C30]" office:value-type="float" office:value="2.62678510731274">
            <text:p>2.62678510731274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400">
            <text:p>1400</text:p>
          </table:table-cell>
          <table:table-cell office:value-type="string">
            <text:p>,</text:p>
          </table:table-cell>
          <table:table-cell office:value-type="string">
            <text:p>LostLepton</text:p>
          </table:table-cell>
          <table:table-cell office:value-type="string">
            <text:p>,</text:p>
          </table:table-cell>
          <table:table-cell table:formula="of:=['Lost Lepton'.B23]" office:value-type="float" office:value="6.2">
            <text:p>6.2</text:p>
          </table:table-cell>
          <table:table-cell office:value-type="string">
            <text:p>,</text:p>
          </table:table-cell>
          <table:table-cell table:formula="of:=['Lost Lepton'.D23]" office:value-type="float" office:value="0.58309518948453">
            <text:p>0.58309518948453</text:p>
          </table:table-cell>
          <table:table-cell office:value-type="string">
            <text:p>,</text:p>
          </table:table-cell>
          <table:table-cell table:formula="of:=['Lost Lepton'.C23]" office:value-type="float" office:value="2.30217288664427">
            <text:p>2.30217288664427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table:style-name="ce3" office:value-type="float" office:value="100000">
            <text:p>100000</text:p>
          </table:table-cell>
          <table:table-cell office:value-type="string">
            <text:p>,</text:p>
          </table:table-cell>
          <table:table-cell office:value-type="string">
            <text:p>LostLepton</text:p>
          </table:table-cell>
          <table:table-cell office:value-type="string">
            <text:p>,</text:p>
          </table:table-cell>
          <table:table-cell table:formula="of:=['Lost Lepton'.B31]" office:value-type="float" office:value="1.5">
            <text:p>1.5</text:p>
          </table:table-cell>
          <table:table-cell office:value-type="string">
            <text:p>,</text:p>
          </table:table-cell>
          <table:table-cell table:formula="of:=['Lost Lepton'.D31]" office:value-type="float" office:value="0.282842712474619">
            <text:p>0.282842712474619</text:p>
          </table:table-cell>
          <table:table-cell office:value-type="string">
            <text:p>,</text:p>
          </table:table-cell>
          <table:table-cell table:formula="of:=['Lost Lepton'.C31]" office:value-type="float" office:value="1.06301458127347">
            <text:p>1.06301458127347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00000">
            <text:p>100000</text:p>
          </table:table-cell>
          <table:table-cell office:value-type="string">
            <text:p>,</text:p>
          </table:table-cell>
          <table:table-cell office:value-type="string">
            <text:p>LostLepton</text:p>
          </table:table-cell>
          <table:table-cell office:value-type="string">
            <text:p>,</text:p>
          </table:table-cell>
          <table:table-cell table:formula="of:=['Lost Lepton'.B24]" office:value-type="float" office:value="2.6">
            <text:p>2.6</text:p>
          </table:table-cell>
          <table:table-cell office:value-type="string">
            <text:p>,</text:p>
          </table:table-cell>
          <table:table-cell table:formula="of:=['Lost Lepton'.D24]" office:value-type="float" office:value="0.4">
            <text:p>0.4</text:p>
          </table:table-cell>
          <table:table-cell office:value-type="string">
            <text:p>,</text:p>
          </table:table-cell>
          <table:table-cell table:formula="of:=['Lost Lepton'.C24]" office:value-type="float" office:value="1.5">
            <text:p>1.5</text:p>
          </table:table-cell>
          <table:table-cell office:value-type="string">
            <text:p>);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800">
            <text:p>800</text:p>
          </table:table-cell>
          <table:table-cell office:value-type="string">
            <text:p>,</text:p>
          </table:table-cell>
          <table:table-cell office:value-type="string">
            <text:p>HadronicTau</text:p>
          </table:table-cell>
          <table:table-cell office:value-type="string">
            <text:p>,</text:p>
          </table:table-cell>
          <table:table-cell table:formula="of:=['Hadronic Tau'.B20]" office:value-type="float" office:value="422.16">
            <text:p>422.16</text:p>
          </table:table-cell>
          <table:table-cell office:value-type="string">
            <text:p>,</text:p>
          </table:table-cell>
          <table:table-cell table:formula="of:=['Hadronic Tau'.D20]" office:value-type="float" office:value="27.954195856794">
            <text:p>27.954195856794</text:p>
          </table:table-cell>
          <table:table-cell office:value-type="string">
            <text:p>,</text:p>
          </table:table-cell>
          <table:table-cell table:formula="of:=['Hadronic Tau'.C20]" office:value-type="float" office:value="15.4300226830682">
            <text:p>15.4300226830682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office:value-type="float" office:value="350">
            <text:p>350</text:p>
          </table:table-cell>
          <table:table-cell office:value-type="string">
            <text:p>,</text:p>
          </table:table-cell>
          <table:table-cell office:value-type="string">
            <text:p>HadronicTau</text:p>
          </table:table-cell>
          <table:table-cell office:value-type="string">
            <text:p>,</text:p>
          </table:table-cell>
          <table:table-cell table:formula="of:=['Hadronic Tau'.B28]" office:value-type="float" office:value="434.45">
            <text:p>434.45</text:p>
          </table:table-cell>
          <table:table-cell office:value-type="string">
            <text:p>,</text:p>
          </table:table-cell>
          <table:table-cell table:formula="of:=['Hadronic Tau'.D28]" office:value-type="float" office:value="27.9305276892507">
            <text:p>27.9305276892507</text:p>
          </table:table-cell>
          <table:table-cell office:value-type="string">
            <text:p>,</text:p>
          </table:table-cell>
          <table:table-cell table:formula="of:=['Hadronic Tau'.C28]" office:value-type="float" office:value="15.8426153459585">
            <text:p>15.8426153459585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000">
            <text:p>1000</text:p>
          </table:table-cell>
          <table:table-cell office:value-type="string">
            <text:p>,</text:p>
          </table:table-cell>
          <table:table-cell office:value-type="string">
            <text:p>HadronicTau</text:p>
          </table:table-cell>
          <table:table-cell office:value-type="string">
            <text:p>,</text:p>
          </table:table-cell>
          <table:table-cell table:formula="of:=['Hadronic Tau'.B21]" office:value-type="float" office:value="65.72">
            <text:p>65.72</text:p>
          </table:table-cell>
          <table:table-cell office:value-type="string">
            <text:p>,</text:p>
          </table:table-cell>
          <table:table-cell table:formula="of:=['Hadronic Tau'.D21]" office:value-type="float" office:value="5.00833345535219">
            <text:p>5.00833345535219</text:p>
          </table:table-cell>
          <table:table-cell office:value-type="string">
            <text:p>,</text:p>
          </table:table-cell>
          <table:table-cell table:formula="of:=['Hadronic Tau'.C21]" office:value-type="float" office:value="5.55847829895917">
            <text:p>5.55847829895917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office:value-type="float" office:value="500">
            <text:p>500</text:p>
          </table:table-cell>
          <table:table-cell office:value-type="string">
            <text:p>,</text:p>
          </table:table-cell>
          <table:table-cell office:value-type="string">
            <text:p>HadronicTau</text:p>
          </table:table-cell>
          <table:table-cell office:value-type="string">
            <text:p>,</text:p>
          </table:table-cell>
          <table:table-cell table:formula="of:=['Hadronic Tau'.B29]" office:value-type="float" office:value="73.139">
            <text:p>73.139</text:p>
          </table:table-cell>
          <table:table-cell office:value-type="string">
            <text:p>,</text:p>
          </table:table-cell>
          <table:table-cell table:formula="of:=['Hadronic Tau'.D29]" office:value-type="float" office:value="5.47683932574254">
            <text:p>5.47683932574254</text:p>
          </table:table-cell>
          <table:table-cell office:value-type="string">
            <text:p>,</text:p>
          </table:table-cell>
          <table:table-cell table:formula="of:=['Hadronic Tau'.C29]" office:value-type="float" office:value="5.36030820009447">
            <text:p>5.36030820009447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200">
            <text:p>1200</text:p>
          </table:table-cell>
          <table:table-cell office:value-type="string">
            <text:p>,</text:p>
          </table:table-cell>
          <table:table-cell office:value-type="string">
            <text:p>HadronicTau</text:p>
          </table:table-cell>
          <table:table-cell office:value-type="string">
            <text:p>,</text:p>
          </table:table-cell>
          <table:table-cell table:formula="of:=['Hadronic Tau'.B22]" office:value-type="float" office:value="27.11">
            <text:p>27.11</text:p>
          </table:table-cell>
          <table:table-cell office:value-type="string">
            <text:p>,</text:p>
          </table:table-cell>
          <table:table-cell table:formula="of:=['Hadronic Tau'.D22]" office:value-type="float" office:value="2.11494633501656">
            <text:p>2.11494633501656</text:p>
          </table:table-cell>
          <table:table-cell office:value-type="string">
            <text:p>,</text:p>
          </table:table-cell>
          <table:table-cell table:formula="of:=['Hadronic Tau'.C22]" office:value-type="float" office:value="4.01393821576765">
            <text:p>4.01393821576765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office:value-type="float" office:value="600">
            <text:p>600</text:p>
          </table:table-cell>
          <table:table-cell office:value-type="string">
            <text:p>,</text:p>
          </table:table-cell>
          <table:table-cell office:value-type="string">
            <text:p>HadronicTau</text:p>
          </table:table-cell>
          <table:table-cell office:value-type="string">
            <text:p>,</text:p>
          </table:table-cell>
          <table:table-cell table:formula="of:=['Hadronic Tau'.B30]" office:value-type="float" office:value="12.25">
            <text:p>12.25</text:p>
          </table:table-cell>
          <table:table-cell office:value-type="string">
            <text:p>,</text:p>
          </table:table-cell>
          <table:table-cell table:formula="of:=['Hadronic Tau'.D30]" office:value-type="float" office:value="1.09719551584939">
            <text:p>1.09719551584939</text:p>
          </table:table-cell>
          <table:table-cell office:value-type="string">
            <text:p>,</text:p>
          </table:table-cell>
          <table:table-cell table:formula="of:=['Hadronic Tau'.C30]" office:value-type="float" office:value="2.36450438781576">
            <text:p>2.36450438781576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400">
            <text:p>1400</text:p>
          </table:table-cell>
          <table:table-cell office:value-type="string">
            <text:p>,</text:p>
          </table:table-cell>
          <table:table-cell office:value-type="string">
            <text:p>HadronicTau</text:p>
          </table:table-cell>
          <table:table-cell office:value-type="string">
            <text:p>,</text:p>
          </table:table-cell>
          <table:table-cell table:formula="of:=['Hadronic Tau'.B23]" office:value-type="float" office:value="6.769">
            <text:p>6.769</text:p>
          </table:table-cell>
          <table:table-cell office:value-type="string">
            <text:p>,</text:p>
          </table:table-cell>
          <table:table-cell table:formula="of:=['Hadronic Tau'.D23]" office:value-type="float" office:value="0.740121611628792">
            <text:p>0.740121611628792</text:p>
          </table:table-cell>
          <table:table-cell office:value-type="string">
            <text:p>,</text:p>
          </table:table-cell>
          <table:table-cell table:formula="of:=['Hadronic Tau'.C23]" office:value-type="float" office:value="1.70789461033168">
            <text:p>1.70789461033168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table:style-name="ce3" office:value-type="float" office:value="100000">
            <text:p>100000</text:p>
          </table:table-cell>
          <table:table-cell office:value-type="string">
            <text:p>,</text:p>
          </table:table-cell>
          <table:table-cell office:value-type="string">
            <text:p>HadronicTau</text:p>
          </table:table-cell>
          <table:table-cell office:value-type="string">
            <text:p>,</text:p>
          </table:table-cell>
          <table:table-cell table:formula="of:=['Hadronic Tau'.B31]" office:value-type="float" office:value="3">
            <text:p>3</text:p>
          </table:table-cell>
          <table:table-cell office:value-type="string">
            <text:p>,</text:p>
          </table:table-cell>
          <table:table-cell table:formula="of:=['Hadronic Tau'.D31]" office:value-type="float" office:value="0.502538555734781">
            <text:p>0.502538555734781</text:p>
          </table:table-cell>
          <table:table-cell office:value-type="string">
            <text:p>,</text:p>
          </table:table-cell>
          <table:table-cell table:formula="of:=['Hadronic Tau'.C31]" office:value-type="float" office:value="1.71172427686237">
            <text:p>1.71172427686237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00000">
            <text:p>100000</text:p>
          </table:table-cell>
          <table:table-cell office:value-type="string">
            <text:p>,</text:p>
          </table:table-cell>
          <table:table-cell office:value-type="string">
            <text:p>HadronicTau</text:p>
          </table:table-cell>
          <table:table-cell office:value-type="string">
            <text:p>,</text:p>
          </table:table-cell>
          <table:table-cell table:formula="of:=['Hadronic Tau'.B24]" office:value-type="float" office:value="1.08">
            <text:p>1.08</text:p>
          </table:table-cell>
          <table:table-cell office:value-type="string">
            <text:p>,</text:p>
          </table:table-cell>
          <table:table-cell table:formula="of:=['Hadronic Tau'.D24]" office:value-type="float" office:value="0.159">
            <text:p>0.159</text:p>
          </table:table-cell>
          <table:table-cell office:value-type="string">
            <text:p>,</text:p>
          </table:table-cell>
          <table:table-cell table:formula="of:=['Hadronic Tau'.C24]" office:value-type="float" office:value="0.481">
            <text:p>0.481</text:p>
          </table:table-cell>
          <table:table-cell office:value-type="string">
            <text:p>);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800">
            <text:p>800</text:p>
          </table:table-cell>
          <table:table-cell office:value-type="string">
            <text:p>,</text:p>
          </table:table-cell>
          <table:table-cell office:value-type="string">
            <text:p>QCD</text:p>
          </table:table-cell>
          <table:table-cell office:value-type="string">
            <text:p>,</text:p>
          </table:table-cell>
          <table:table-cell table:formula="of:=[QCD.B20]" office:value-type="float" office:value="120.12">
            <text:p>120.12</text:p>
          </table:table-cell>
          <table:table-cell office:value-type="string">
            <text:p>,</text:p>
          </table:table-cell>
          <table:table-cell table:formula="of:=[QCD.D20]" office:value-type="float" office:value="76.00947572507">
            <text:p>76.00947572507</text:p>
          </table:table-cell>
          <table:table-cell office:value-type="string">
            <text:p>,</text:p>
          </table:table-cell>
          <table:table-cell table:formula="of:=[QCD.C20]" office:value-type="float" office:value="12.1070062360602">
            <text:p>12.1070062360602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office:value-type="float" office:value="350">
            <text:p>350</text:p>
          </table:table-cell>
          <table:table-cell office:value-type="string">
            <text:p>,</text:p>
          </table:table-cell>
          <table:table-cell office:value-type="string">
            <text:p>QCD</text:p>
          </table:table-cell>
          <table:table-cell office:value-type="string">
            <text:p>,</text:p>
          </table:table-cell>
          <table:table-cell table:formula="of:=[QCD.B28]" office:value-type="float" office:value="196.2">
            <text:p>196.2</text:p>
          </table:table-cell>
          <table:table-cell office:value-type="string">
            <text:p>,</text:p>
          </table:table-cell>
          <table:table-cell table:formula="of:=[QCD.D28]" office:value-type="float" office:value="81.3595108146552">
            <text:p>81.3595108146552</text:p>
          </table:table-cell>
          <table:table-cell office:value-type="string">
            <text:p>,</text:p>
          </table:table-cell>
          <table:table-cell table:formula="of:=[QCD.C28]" office:value-type="float" office:value="14.7461859475595">
            <text:p>14.7461859475595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000">
            <text:p>1000</text:p>
          </table:table-cell>
          <table:table-cell office:value-type="string">
            <text:p>,</text:p>
          </table:table-cell>
          <table:table-cell office:value-type="string">
            <text:p>QCD</text:p>
          </table:table-cell>
          <table:table-cell office:value-type="string">
            <text:p>,</text:p>
          </table:table-cell>
          <table:table-cell table:formula="of:=[QCD.B21]" office:value-type="float" office:value="36.24">
            <text:p>36.24</text:p>
          </table:table-cell>
          <table:table-cell office:value-type="string">
            <text:p>,</text:p>
          </table:table-cell>
          <table:table-cell table:formula="of:=[QCD.D21]" office:value-type="float" office:value="24.0133566999701">
            <text:p>24.0133566999701</text:p>
          </table:table-cell>
          <table:table-cell office:value-type="string">
            <text:p>,</text:p>
          </table:table-cell>
          <table:table-cell table:formula="of:=[QCD.C21]" office:value-type="float" office:value="5.41653948568641">
            <text:p>5.41653948568641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office:value-type="float" office:value="500">
            <text:p>500</text:p>
          </table:table-cell>
          <table:table-cell office:value-type="string">
            <text:p>,</text:p>
          </table:table-cell>
          <table:table-cell office:value-type="string">
            <text:p>QCD</text:p>
          </table:table-cell>
          <table:table-cell office:value-type="string">
            <text:p>,</text:p>
          </table:table-cell>
          <table:table-cell table:formula="of:=[QCD.B29]" office:value-type="float" office:value="3.98">
            <text:p>3.98</text:p>
          </table:table-cell>
          <table:table-cell office:value-type="string">
            <text:p>,</text:p>
          </table:table-cell>
          <table:table-cell table:formula="of:=[QCD.D29]" office:value-type="float" office:value="1.47905375155875">
            <text:p>1.47905375155875</text:p>
          </table:table-cell>
          <table:table-cell office:value-type="string">
            <text:p>,</text:p>
          </table:table-cell>
          <table:table-cell table:formula="of:=[QCD.C29]" office:value-type="float" office:value="2.10309296038002">
            <text:p>2.10309296038002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200">
            <text:p>1200</text:p>
          </table:table-cell>
          <table:table-cell office:value-type="string">
            <text:p>,</text:p>
          </table:table-cell>
          <table:table-cell office:value-type="string">
            <text:p>QCD</text:p>
          </table:table-cell>
          <table:table-cell office:value-type="string">
            <text:p>,</text:p>
          </table:table-cell>
          <table:table-cell table:formula="of:=[QCD.B22]" office:value-type="float" office:value="20.18">
            <text:p>20.18</text:p>
          </table:table-cell>
          <table:table-cell office:value-type="string">
            <text:p>,</text:p>
          </table:table-cell>
          <table:table-cell table:formula="of:=[QCD.D22]" office:value-type="float" office:value="12.0029204779504">
            <text:p>12.0029204779504</text:p>
          </table:table-cell>
          <table:table-cell office:value-type="string">
            <text:p>,</text:p>
          </table:table-cell>
          <table:table-cell table:formula="of:=[QCD.C22]" office:value-type="float" office:value="4.44658295773283">
            <text:p>4.44658295773283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office:value-type="float" office:value="600">
            <text:p>600</text:p>
          </table:table-cell>
          <table:table-cell office:value-type="string">
            <text:p>,</text:p>
          </table:table-cell>
          <table:table-cell office:value-type="string">
            <text:p>QCD</text:p>
          </table:table-cell>
          <table:table-cell office:value-type="string">
            <text:p>,</text:p>
          </table:table-cell>
          <table:table-cell table:formula="of:=[QCD.B30]" office:value-type="float" office:value="0.09">
            <text:p>0.09</text:p>
          </table:table-cell>
          <table:table-cell office:value-type="string">
            <text:p>,</text:p>
          </table:table-cell>
          <table:table-cell table:formula="of:=[QCD.D30]" office:value-type="float" office:value="0.0616441400296898">
            <text:p>0.0616441400296898</text:p>
          </table:table-cell>
          <table:table-cell office:value-type="string">
            <text:p>,</text:p>
          </table:table-cell>
          <table:table-cell table:formula="of:=[QCD.C30]" office:value-type="float" office:value="0.29748949561287">
            <text:p>0.29748949561287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400">
            <text:p>1400</text:p>
          </table:table-cell>
          <table:table-cell office:value-type="string">
            <text:p>,</text:p>
          </table:table-cell>
          <table:table-cell office:value-type="string">
            <text:p>QCD</text:p>
          </table:table-cell>
          <table:table-cell office:value-type="string">
            <text:p>,</text:p>
          </table:table-cell>
          <table:table-cell table:formula="of:=[QCD.B23]" office:value-type="float" office:value="11.84">
            <text:p>11.84</text:p>
          </table:table-cell>
          <table:table-cell office:value-type="string">
            <text:p>,</text:p>
          </table:table-cell>
          <table:table-cell table:formula="of:=[QCD.D23]" office:value-type="float" office:value="7.60263112349929">
            <text:p>7.60263112349929</text:p>
          </table:table-cell>
          <table:table-cell office:value-type="string">
            <text:p>,</text:p>
          </table:table-cell>
          <table:table-cell table:formula="of:=[QCD.C23]" office:value-type="float" office:value="3.4410608829255">
            <text:p>3.4410608829255</text:p>
          </table:table-cell>
          <table:table-cell office:value-type="string">
            <text:p>);</text:p>
          </table:table-cell>
          <table:table-cell/>
          <table:table-cell office:value-type="string">
            <text:p>umMHT.addTargetUncertainties(</text:p>
          </table:table-cell>
          <table:table-cell table:style-name="ce3" office:value-type="float" office:value="100000">
            <text:p>100000</text:p>
          </table:table-cell>
          <table:table-cell office:value-type="string">
            <text:p>,</text:p>
          </table:table-cell>
          <table:table-cell office:value-type="string">
            <text:p>QCD</text:p>
          </table:table-cell>
          <table:table-cell office:value-type="string">
            <text:p>,</text:p>
          </table:table-cell>
          <table:table-cell table:formula="of:=[QCD.B31]" office:value-type="float" office:value="0.01">
            <text:p>0.01</text:p>
          </table:table-cell>
          <table:table-cell office:value-type="string">
            <text:p>,</text:p>
          </table:table-cell>
          <table:table-cell table:formula="of:=[QCD.D31]" office:value-type="float" office:value="0.02">
            <text:p>0.02</text:p>
          </table:table-cell>
          <table:table-cell office:value-type="string">
            <text:p>,</text:p>
          </table:table-cell>
          <table:table-cell table:formula="of:=[QCD.C31]" office:value-type="float" office:value="0.1">
            <text:p>0.1</text:p>
          </table:table-cell>
          <table:table-cell office:value-type="string">
            <text:p>);</text:p>
          </table:table-cell>
          <table:table-cell table:number-columns-repeated="1001"/>
        </table:table-row>
        <table:table-row table:style-name="ro1">
          <table:table-cell office:value-type="string">
            <text:p>umHT.addTargetUncertainties(</text:p>
          </table:table-cell>
          <table:table-cell office:value-type="float" office:value="100000">
            <text:p>100000</text:p>
          </table:table-cell>
          <table:table-cell office:value-type="string">
            <text:p>,</text:p>
          </table:table-cell>
          <table:table-cell office:value-type="string">
            <text:p>QCD</text:p>
          </table:table-cell>
          <table:table-cell office:value-type="string">
            <text:p>,</text:p>
          </table:table-cell>
          <table:table-cell table:formula="of:=[QCD.B24]" office:value-type="float" office:value="11.9">
            <text:p>11.9</text:p>
          </table:table-cell>
          <table:table-cell office:value-type="string">
            <text:p>,</text:p>
          </table:table-cell>
          <table:table-cell table:formula="of:=[QCD.D24]" office:value-type="float" office:value="8.1">
            <text:p>8.1</text:p>
          </table:table-cell>
          <table:table-cell office:value-type="string">
            <text:p>,</text:p>
          </table:table-cell>
          <table:table-cell table:formula="of:=[QCD.C24]" office:value-type="float" office:value="3.8">
            <text:p>3.8</text:p>
          </table:table-cell>
          <table:table-cell office:value-type="string">
            <text:p>);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" table:style-name="ta1" table:print="false">
        <table:table-column table:style-name="co3" table:number-columns-repeated="7" table:default-cell-style-name="Default"/>
        <table:table-row table:style-name="ro1">
          <table:table-cell office:value-type="string">
            <text:p>Cross check from combination of two exclusive search bin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Z to inv</text:p>
          </table:table-cell>
          <table:table-cell table:number-columns-repeated="6"/>
        </table:table-row>
        <table:table-row table:style-name="ro1">
          <table:table-cell office:value-type="string">
            <text:p>HT</text:p>
          </table:table-cell>
          <table:table-cell/>
          <table:table-cell office:value-type="string">
            <text:p>N(truth)</text:p>
          </table:table-cell>
          <table:table-cell office:value-type="string">
            <text:p>sig(truth)</text:p>
          </table:table-cell>
          <table:table-cell office:value-type="string">
            <text:p>s(sig)</text:p>
          </table:table-cell>
          <table:table-cell office:value-type="string">
            <text:p>sig(approx)</text:p>
          </table:table-cell>
          <table:table-cell office:value-type="string">
            <text:p>delta(sig)</text:p>
          </table:table-cell>
        </table:table-row>
        <table:table-row table:style-name="ro1">
          <table:table-cell table:style-name="ce1" office:value-type="float" office:value="500">
            <text:p>500</text:p>
          </table:table-cell>
          <table:table-cell table:style-name="ce1" office:value-type="float" office:value="800">
            <text:p>800</text:p>
          </table:table-cell>
          <table:table-cell table:formula="of:=['Z Inv'.B20]+['Z Inv'.B21]" office:value-type="float" office:value="568.9">
            <text:p>568.9</text:p>
          </table:table-cell>
          <table:table-cell table:formula="of:=SQRT(['Z Inv'.C20]*['Z Inv'.C20] + ['Z Inv'.D20]*['Z Inv'.D20])" office:value-type="float" office:value="86.2960601649925">
            <text:p>86.2960601649925</text:p>
          </table:table-cell>
          <table:table-cell table:formula="of:=SQRT( ['Z Inv'.C20]^2 + ['Z Inv'.C21]^2 + ['Z Inv'.D20]^2 + ['Z Inv'.D21]^2 ) / SQRT( ['Z Inv'.B20]^2 + ['Z Inv'.B20] + ['Z Inv'.B21]^2 + ['Z Inv'.B21] )" office:value-type="float" office:value="0.177549005176484">
            <text:p>0.177549005176484</text:p>
          </table:table-cell>
          <table:table-cell table:formula="of:=[.E5]*SQRT( ['Z Inv'.B20]^2 + ['Z Inv'.B20])" office:value-type="float" office:value="87.8156930884102">
            <text:p>87.8156930884102</text:p>
          </table:table-cell>
          <table:table-cell table:formula="of:=100*([.F5]-[.D5])/[.D5]" office:value-type="float" office:value="1.76095284131425">
            <text:p>1.76095284131425</text:p>
          </table:table-cell>
        </table:table-row>
        <table:table-row table:style-name="ro1">
          <table:table-cell table:style-name="ce1" office:value-type="float" office:value="800">
            <text:p>800</text:p>
          </table:table-cell>
          <table:table-cell table:style-name="ce1" office:value-type="float" office:value="1000">
            <text:p>1000</text:p>
          </table:table-cell>
          <table:table-cell table:formula="of:=['Z Inv'.B21]+['Z Inv'.B22]" office:value-type="float" office:value="93.5">
            <text:p>93.5</text:p>
          </table:table-cell>
          <table:table-cell table:formula="of:=SQRT(['Z Inv'.C21]*['Z Inv'.C21] + ['Z Inv'.D21]*['Z Inv'.D21])" office:value-type="float" office:value="21.0551656369642">
            <text:p>21.0551656369642</text:p>
          </table:table-cell>
          <table:table-cell table:formula="of:=SQRT( ['Z Inv'.C21]^2 + ['Z Inv'.C22]^2 + ['Z Inv'.D21]^2 + ['Z Inv'.D22]^2 ) / SQRT( ['Z Inv'.B21]^2 + ['Z Inv'.B21] + ['Z Inv'.B22]^2 + ['Z Inv'.B22] )" office:value-type="float" office:value="0.286083065506121">
            <text:p>0.286083065506121</text:p>
          </table:table-cell>
          <table:table-cell table:formula="of:=[.E6]*SQRT( ['Z Inv'.B21]^2 + ['Z Inv'.B21])" office:value-type="float" office:value="21.5415799218888">
            <text:p>21.5415799218888</text:p>
          </table:table-cell>
          <table:table-cell table:formula="of:=100*([.F6]-[.D6])/[.D6]" office:value-type="float" office:value="2.31018978103239">
            <text:p>2.31018978103239</text:p>
          </table:table-cell>
        </table:table-row>
        <table:table-row table:style-name="ro1">
          <table:table-cell table:style-name="ce1" office:value-type="float" office:value="1000">
            <text:p>1000</text:p>
          </table:table-cell>
          <table:table-cell table:style-name="ce1" office:value-type="float" office:value="1200">
            <text:p>1200</text:p>
          </table:table-cell>
          <table:table-cell table:formula="of:=['Z Inv'.B22]+['Z Inv'.B23]" office:value-type="float" office:value="24.1">
            <text:p>24.1</text:p>
          </table:table-cell>
          <table:table-cell table:formula="of:=SQRT(['Z Inv'.C22]*['Z Inv'.C22] + ['Z Inv'.D22]*['Z Inv'.D22])" office:value-type="float" office:value="7.13232080041272">
            <text:p>7.13232080041272</text:p>
          </table:table-cell>
          <table:table-cell table:formula="of:=SQRT( ['Z Inv'.C22]^2 + ['Z Inv'.C23]^2 + ['Z Inv'.D22]^2 + ['Z Inv'.D23]^2 ) / SQRT( ['Z Inv'.B22]^2 + ['Z Inv'.B22] + ['Z Inv'.B23]^2 + ['Z Inv'.B23] )" office:value-type="float" office:value="0.385813704934132">
            <text:p>0.385813704934132</text:p>
          </table:table-cell>
          <table:table-cell table:formula="of:=[.E7]*SQRT( ['Z Inv'.B22]^2 + ['Z Inv'.B22])" office:value-type="float" office:value="7.40511090075885">
            <text:p>7.40511090075885</text:p>
          </table:table-cell>
          <table:table-cell table:formula="of:=100*([.F7]-[.D7])/[.D7]" office:value-type="float" office:value="3.82470317838678">
            <text:p>3.82470317838678</text:p>
          </table:table-cell>
        </table:table-row>
        <table:table-row table:style-name="ro1">
          <table:table-cell table:style-name="ce1" office:value-type="float" office:value="1200">
            <text:p>1200</text:p>
          </table:table-cell>
          <table:table-cell table:style-name="ce1" office:value-type="float" office:value="1400">
            <text:p>1400</text:p>
          </table:table-cell>
          <table:table-cell table:formula="of:=['Z Inv'.B23]+['Z Inv'.B24]" office:value-type="float" office:value="8.6">
            <text:p>8.6</text:p>
          </table:table-cell>
          <table:table-cell table:formula="of:=SQRT(['Z Inv'.C23]*['Z Inv'.C23] + ['Z Inv'.D23]*['Z Inv'.D23])" office:value-type="float" office:value="3.01827765455731">
            <text:p>3.01827765455731</text:p>
          </table:table-cell>
          <table:table-cell table:formula="of:=SQRT( ['Z Inv'.C23]^2 + ['Z Inv'.C24]^2 + ['Z Inv'.D23]^2 + ['Z Inv'.D24]^2 ) / SQRT( ['Z Inv'.B23]^2 + ['Z Inv'.B23] + ['Z Inv'.B24]^2 + ['Z Inv'.B24] )" office:value-type="float" office:value="0.548482755730144">
            <text:p>0.548482755730144</text:p>
          </table:table-cell>
          <table:table-cell table:formula="of:=[.E8]*SQRT( ['Z Inv'.B23]^2 + ['Z Inv'.B23])" office:value-type="float" office:value="3.22440692221066">
            <text:p>3.22440692221066</text:p>
          </table:table-cell>
          <table:table-cell table:formula="of:=100*([.F8]-[.D8])/[.D8]" office:value-type="float" office:value="6.82936731622775">
            <text:p>6.82936731622775</text:p>
          </table:table-cell>
        </table:table-row>
        <table:table-row table:style-name="ro1"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>
            <text:p>MHT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50">
            <text:p>350</text:p>
          </table:table-cell>
          <table:table-cell table:formula="of:=['Z Inv'.B28]" office:value-type="float" office:value="424.7">
            <text:p>424.7</text:p>
          </table:table-cell>
          <table:table-cell table:formula="of:=SQRT(['Z Inv'.C28]*['Z Inv'.C28] + ['Z Inv'.D28]*['Z Inv'.D28])" office:value-type="float" office:value="84.1786790107804">
            <text:p>84.1786790107804</text:p>
          </table:table-cell>
          <table:table-cell table:formula="of:=SQRT( ['Z Inv'.C28]^2 + ['Z Inv'.D28]^2 + ['Z Inv'.C29]^2 + ['Z Inv'.D29]^2 ) / SQRT( ['Z Inv'.B28]^2 + ['Z Inv'.B28] + ['Z Inv'.B29]^2 + ['Z Inv'.B29] )" office:value-type="float" office:value="0.19883345701879">
            <text:p>0.19883345701879</text:p>
          </table:table-cell>
          <table:table-cell table:formula="of:=[.E11]*SQRT( ['Z Inv'.B28]^2 + ['Z Inv'.B28])" office:value-type="float" office:value="84.5439274714482">
            <text:p>84.5439274714482</text:p>
          </table:table-cell>
          <table:table-cell table:formula="of:=100*([.F11]-[.D11])/[.D11]" office:value-type="float" office:value="0.4338966410022">
            <text:p>0.433896641002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500">
            <text:p>500</text:p>
          </table:table-cell>
          <table:table-cell table:formula="of:=['Z Inv'.B29]" office:value-type="float" office:value="135.8">
            <text:p>135.8</text:p>
          </table:table-cell>
          <table:table-cell table:formula="of:=SQRT(['Z Inv'.C29]*['Z Inv'.C29] + ['Z Inv'.D29]*['Z Inv'.D29])" office:value-type="float" office:value="28.2148896861214">
            <text:p>28.2148896861214</text:p>
          </table:table-cell>
          <table:table-cell table:formula="of:=SQRT( ['Z Inv'.C29]^2 + ['Z Inv'.D29]^2 + ['Z Inv'.C30]^2 + ['Z Inv'.D30]^2 ) / SQRT( ['Z Inv'.B29]^2 + ['Z Inv'.B29] + ['Z Inv'.B30]^2 + ['Z Inv'.B30] )" office:value-type="float" office:value="0.210459896167134">
            <text:p>0.210459896167134</text:p>
          </table:table-cell>
          <table:table-cell table:formula="of:=[.E12]*SQRT( ['Z Inv'.B29]^2 + ['Z Inv'.B29])" office:value-type="float" office:value="28.6854908352875">
            <text:p>28.6854908352875</text:p>
          </table:table-cell>
          <table:table-cell table:formula="of:=100*([.F12]-[.D12])/[.D12]" office:value-type="float" office:value="1.66791773564005">
            <text:p>1.6679177356400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table:formula="of:=['Z Inv'.B30]" office:value-type="float" office:value="26.9">
            <text:p>26.9</text:p>
          </table:table-cell>
          <table:table-cell table:formula="of:=SQRT(['Z Inv'.C30]*['Z Inv'.C30] + ['Z Inv'.D30]*['Z Inv'.D30])" office:value-type="float" office:value="7.74725757929863">
            <text:p>7.74725757929863</text:p>
          </table:table-cell>
          <table:table-cell table:formula="of:=SQRT( ['Z Inv'.C30]^2 + ['Z Inv'.D30]^2 + ['Z Inv'.C31]^2 + ['Z Inv'.D31]^2 ) / SQRT( ['Z Inv'.B30]^2 + ['Z Inv'.B30] + ['Z Inv'.B31]^2 + ['Z Inv'.B31] )" office:value-type="float" office:value="0.296398055980274">
            <text:p>0.296398055980274</text:p>
          </table:table-cell>
          <table:table-cell table:formula="of:=[.E13]*SQRT( ['Z Inv'.B30]^2 + ['Z Inv'.B30])" office:value-type="float" office:value="8.11995444036076">
            <text:p>8.11995444036076</text:p>
          </table:table-cell>
          <table:table-cell table:formula="of:=100*([.F13]-[.D13])/[.D13]" office:value-type="float" office:value="4.81069407138365">
            <text:p>4.8106940713836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HT</text:p>
          </table:table-cell>
          <table:table-cell/>
          <table:table-cell office:value-type="string">
            <text:p>Histogram</text:p>
          </table:table-cell>
          <table:table-cell office:value-type="string">
            <text:p>search bins</text:p>
          </table:table-cell>
          <table:table-cell office:value-type="string">
            <text:p>scale</text:p>
          </table:table-cell>
          <table:table-cell table:number-columns-repeated="2"/>
        </table:table-row>
        <table:table-row table:style-name="ro1">
          <table:table-cell table:style-name="ce1" office:value-type="float" office:value="500">
            <text:p>500</text:p>
          </table:table-cell>
          <table:table-cell table:style-name="ce1" office:value-type="float" office:value="800">
            <text:p>800</text:p>
          </table:table-cell>
          <table:table-cell office:value-type="float" office:value="502.86">
            <text:p>502.86</text:p>
          </table:table-cell>
          <table:table-cell table:formula="of:=['Z Inv'.B20]" office:value-type="float" office:value="494.1">
            <text:p>494.1</text:p>
          </table:table-cell>
          <table:table-cell table:formula="of:=[.D16]/[.C16]" office:value-type="float" office:value="0.982579644433839">
            <text:p>0.982579644433839</text:p>
          </table:table-cell>
          <table:table-cell table:number-columns-repeated="2"/>
        </table:table-row>
        <table:table-row table:style-name="ro1">
          <table:table-cell table:style-name="ce1" office:value-type="float" office:value="800">
            <text:p>800</text:p>
          </table:table-cell>
          <table:table-cell table:style-name="ce1" office:value-type="float" office:value="1000">
            <text:p>1000</text:p>
          </table:table-cell>
          <table:table-cell office:value-type="float" office:value="64.59">
            <text:p>64.59</text:p>
          </table:table-cell>
          <table:table-cell table:formula="of:=['Z Inv'.B21]" office:value-type="float" office:value="74.8">
            <text:p>74.8</text:p>
          </table:table-cell>
          <table:table-cell table:formula="of:=[.D17]/[.C17]" office:value-type="float" office:value="1.15807400526397">
            <text:p>1.15807400526397</text:p>
          </table:table-cell>
          <table:table-cell table:number-columns-repeated="2"/>
        </table:table-row>
        <table:table-row table:style-name="ro1">
          <table:table-cell table:style-name="ce1" office:value-type="float" office:value="1000">
            <text:p>1000</text:p>
          </table:table-cell>
          <table:table-cell table:style-name="ce1" office:value-type="float" office:value="1200">
            <text:p>1200</text:p>
          </table:table-cell>
          <table:table-cell office:value-type="float" office:value="26.63">
            <text:p>26.63</text:p>
          </table:table-cell>
          <table:table-cell table:formula="of:=['Z Inv'.B22]" office:value-type="float" office:value="18.7">
            <text:p>18.7</text:p>
          </table:table-cell>
          <table:table-cell table:formula="of:=[.D18]/[.C18]" office:value-type="float" office:value="0.702215546376267">
            <text:p>0.702215546376267</text:p>
          </table:table-cell>
          <table:table-cell table:number-columns-repeated="2"/>
        </table:table-row>
        <table:table-row table:style-name="ro1">
          <table:table-cell table:style-name="ce1" office:value-type="float" office:value="1200">
            <text:p>1200</text:p>
          </table:table-cell>
          <table:table-cell table:style-name="ce1" office:value-type="float" office:value="1400">
            <text:p>1400</text:p>
          </table:table-cell>
          <table:table-cell office:value-type="float" office:value="6.52">
            <text:p>6.52</text:p>
          </table:table-cell>
          <table:table-cell table:formula="of:=['Z Inv'.B23]" office:value-type="float" office:value="5.4">
            <text:p>5.4</text:p>
          </table:table-cell>
          <table:table-cell table:formula="of:=[.D19]/[.C19]" office:value-type="float" office:value="0.828220858895706">
            <text:p>0.828220858895706</text:p>
          </table:table-cell>
          <table:table-cell table:number-columns-repeated="2"/>
        </table:table-row>
        <table:table-row table:style-name="ro1">
          <table:table-cell office:value-type="string">
            <text:p>&gt;1400</text:p>
          </table:table-cell>
          <table:table-cell/>
          <table:table-cell office:value-type="float" office:value="5.38">
            <text:p>5.38</text:p>
          </table:table-cell>
          <table:table-cell table:formula="of:=['Z Inv'.B24]" office:value-type="float" office:value="3.2">
            <text:p>3.2</text:p>
          </table:table-cell>
          <table:table-cell table:formula="of:=[.D20]/[.C20]" office:value-type="float" office:value="0.594795539033457">
            <text:p>0.59479553903345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Plot</text:p>
          </table:table-cell>
          <table:table-cell table:number-columns-repeated="2"/>
        </table:table-row>
        <table:table-row table:style-name="ro1">
          <table:table-cell table:style-name="ce1" office:value-type="float" office:value="500">
            <text:p>500</text:p>
          </table:table-cell>
          <table:table-cell table:style-name="ce1" office:value-type="float" office:value="550">
            <text:p>550</text:p>
          </table:table-cell>
          <table:table-cell office:value-type="float" office:value="152.982">
            <text:p>152.982</text:p>
          </table:table-cell>
          <table:table-cell/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table:formula="of:=[.C23]+[.C24]" office:value-type="float" office:value="280.467">
            <text:p>280.467</text:p>
          </table:table-cell>
        </table:table-row>
        <table:table-row table:style-name="ro1">
          <table:table-cell table:style-name="ce1" office:value-type="float" office:value="550">
            <text:p>550</text:p>
          </table:table-cell>
          <table:table-cell table:style-name="ce1" office:value-type="float" office:value="600">
            <text:p>600</text:p>
          </table:table-cell>
          <table:table-cell office:value-type="float" office:value="127.485">
            <text:p>127.485</text:p>
          </table:table-cell>
          <table:table-cell/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table:formula="of:=[.C25]+[.C26]" office:value-type="float" office:value="143.0665">
            <text:p>143.0665</text:p>
          </table:table-cell>
        </table:table-row>
        <table:table-row table:style-name="ro1">
          <table:table-cell table:style-name="ce1" office:value-type="float" office:value="600">
            <text:p>600</text:p>
          </table:table-cell>
          <table:table-cell table:style-name="ce1" office:value-type="float" office:value="650">
            <text:p>650</text:p>
          </table:table-cell>
          <table:table-cell office:value-type="float" office:value="83.2902">
            <text:p>83.2902</text:p>
          </table:table-cell>
          <table:table-cell/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table:formula="of:=[.C27]+[.C28]" office:value-type="float" office:value="79.324">
            <text:p>79.324</text:p>
          </table:table-cell>
        </table:table-row>
        <table:table-row table:style-name="ro1">
          <table:table-cell table:style-name="ce1" office:value-type="float" office:value="650">
            <text:p>650</text:p>
          </table:table-cell>
          <table:table-cell table:style-name="ce1" office:value-type="float" office:value="700">
            <text:p>700</text:p>
          </table:table-cell>
          <table:table-cell office:value-type="float" office:value="59.7763">
            <text:p>59.7763</text:p>
          </table:table-cell>
          <table:table-cell/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table:formula="of:=[.C29]+[.C30]" office:value-type="float" office:value="39.3787">
            <text:p>39.3787</text:p>
          </table:table-cell>
        </table:table-row>
        <table:table-row table:style-name="ro1">
          <table:table-cell table:style-name="ce1" office:value-type="float" office:value="700">
            <text:p>700</text:p>
          </table:table-cell>
          <table:table-cell table:style-name="ce1" office:value-type="float" office:value="750">
            <text:p>750</text:p>
          </table:table-cell>
          <table:table-cell office:value-type="float" office:value="43.9115">
            <text:p>43.9115</text:p>
          </table:table-cell>
          <table:table-cell/>
          <table:table-cell office:value-type="float" office:value="900">
            <text:p>900</text:p>
          </table:table-cell>
          <table:table-cell office:value-type="float" office:value="1000">
            <text:p>1000</text:p>
          </table:table-cell>
          <table:table-cell table:formula="of:=[.C31]+[.C32]" office:value-type="float" office:value="25.2137">
            <text:p>25.2137</text:p>
          </table:table-cell>
        </table:table-row>
        <table:table-row table:style-name="ro1">
          <table:table-cell table:style-name="ce1" office:value-type="float" office:value="750">
            <text:p>750</text:p>
          </table:table-cell>
          <table:table-cell table:style-name="ce1" office:value-type="float" office:value="800">
            <text:p>800</text:p>
          </table:table-cell>
          <table:table-cell office:value-type="float" office:value="35.4125">
            <text:p>35.4125</text:p>
          </table:table-cell>
          <table:table-cell/>
          <table:table-cell office:value-type="float" office:value="1000">
            <text:p>1000</text:p>
          </table:table-cell>
          <table:table-cell office:value-type="float" office:value="1100">
            <text:p>1100</text:p>
          </table:table-cell>
          <table:table-cell table:formula="of:=[.C33]+[.C34]" office:value-type="float" office:value="10.1988">
            <text:p>10.1988</text:p>
          </table:table-cell>
        </table:table-row>
        <table:table-row table:style-name="ro1">
          <table:table-cell table:style-name="ce1" office:value-type="float" office:value="800">
            <text:p>800</text:p>
          </table:table-cell>
          <table:table-cell table:style-name="ce1" office:value-type="float" office:value="850">
            <text:p>850</text:p>
          </table:table-cell>
          <table:table-cell office:value-type="float" office:value="22.9473">
            <text:p>22.9473</text:p>
          </table:table-cell>
          <table:table-cell/>
          <table:table-cell office:value-type="float" office:value="1100">
            <text:p>1100</text:p>
          </table:table-cell>
          <table:table-cell office:value-type="float" office:value="1200">
            <text:p>1200</text:p>
          </table:table-cell>
          <table:table-cell table:formula="of:=[.C35]+[.C36]" office:value-type="float" office:value="6.2326">
            <text:p>6.2326</text:p>
          </table:table-cell>
        </table:table-row>
        <table:table-row table:style-name="ro1">
          <table:table-cell table:style-name="ce1" office:value-type="float" office:value="850">
            <text:p>850</text:p>
          </table:table-cell>
          <table:table-cell table:style-name="ce1" office:value-type="float" office:value="900">
            <text:p>900</text:p>
          </table:table-cell>
          <table:table-cell office:value-type="float" office:value="16.4314">
            <text:p>16.4314</text:p>
          </table:table-cell>
          <table:table-cell/>
          <table:table-cell office:value-type="float" office:value="1200">
            <text:p>1200</text:p>
          </table:table-cell>
          <table:table-cell office:value-type="float" office:value="1300">
            <text:p>1300</text:p>
          </table:table-cell>
          <table:table-cell table:formula="of:=[.C37]+[.C38]" office:value-type="float" office:value="2.833">
            <text:p>2.833</text:p>
          </table:table-cell>
        </table:table-row>
        <table:table-row table:style-name="ro1">
          <table:table-cell table:style-name="ce1" office:value-type="float" office:value="900">
            <text:p>900</text:p>
          </table:table-cell>
          <table:table-cell table:style-name="ce1" office:value-type="float" office:value="950">
            <text:p>950</text:p>
          </table:table-cell>
          <table:table-cell office:value-type="float" office:value="15.0149">
            <text:p>15.0149</text:p>
          </table:table-cell>
          <table:table-cell/>
          <table:table-cell office:value-type="float" office:value="1300">
            <text:p>1300</text:p>
          </table:table-cell>
          <table:table-cell office:value-type="float" office:value="1400">
            <text:p>1400</text:p>
          </table:table-cell>
          <table:table-cell table:formula="of:=[.C39]+[.C40]" office:value-type="float" office:value="1.6998">
            <text:p>1.6998</text:p>
          </table:table-cell>
        </table:table-row>
        <table:table-row table:style-name="ro1">
          <table:table-cell table:style-name="ce1" office:value-type="float" office:value="950">
            <text:p>950</text:p>
          </table:table-cell>
          <table:table-cell table:style-name="ce1" office:value-type="float" office:value="1000">
            <text:p>1000</text:p>
          </table:table-cell>
          <table:table-cell office:value-type="float" office:value="10.1988">
            <text:p>10.1988</text:p>
          </table:table-cell>
          <table:table-cell table:number-columns-repeated="4"/>
        </table:table-row>
        <table:table-row table:style-name="ro1">
          <table:table-cell table:style-name="ce1" office:value-type="float" office:value="1000">
            <text:p>1000</text:p>
          </table:table-cell>
          <table:table-cell table:style-name="ce1" office:value-type="float" office:value="1050">
            <text:p>1050</text:p>
          </table:table-cell>
          <table:table-cell office:value-type="float" office:value="6.5159">
            <text:p>6.5159</text:p>
          </table:table-cell>
          <table:table-cell table:number-columns-repeated="4"/>
        </table:table-row>
        <table:table-row table:style-name="ro1">
          <table:table-cell table:style-name="ce1" office:value-type="float" office:value="1050">
            <text:p>1050</text:p>
          </table:table-cell>
          <table:table-cell table:style-name="ce1" office:value-type="float" office:value="1100">
            <text:p>1100</text:p>
          </table:table-cell>
          <table:table-cell office:value-type="float" office:value="3.6829">
            <text:p>3.6829</text:p>
          </table:table-cell>
          <table:table-cell table:number-columns-repeated="4"/>
        </table:table-row>
        <table:table-row table:style-name="ro1">
          <table:table-cell table:style-name="ce1" office:value-type="float" office:value="1100">
            <text:p>1100</text:p>
          </table:table-cell>
          <table:table-cell table:style-name="ce1" office:value-type="float" office:value="1150">
            <text:p>1150</text:p>
          </table:table-cell>
          <table:table-cell office:value-type="float" office:value="4.2495">
            <text:p>4.2495</text:p>
          </table:table-cell>
          <table:table-cell table:number-columns-repeated="4"/>
        </table:table-row>
        <table:table-row table:style-name="ro1">
          <table:table-cell table:style-name="ce1" office:value-type="float" office:value="1150">
            <text:p>1150</text:p>
          </table:table-cell>
          <table:table-cell table:style-name="ce1" office:value-type="float" office:value="1200">
            <text:p>1200</text:p>
          </table:table-cell>
          <table:table-cell office:value-type="float" office:value="1.9831">
            <text:p>1.9831</text:p>
          </table:table-cell>
          <table:table-cell table:number-columns-repeated="4"/>
        </table:table-row>
        <table:table-row table:style-name="ro1">
          <table:table-cell table:style-name="ce1" office:value-type="float" office:value="1200">
            <text:p>1200</text:p>
          </table:table-cell>
          <table:table-cell table:style-name="ce1" office:value-type="float" office:value="1250">
            <text:p>1250</text:p>
          </table:table-cell>
          <table:table-cell office:value-type="float" office:value="1.6998">
            <text:p>1.6998</text:p>
          </table:table-cell>
          <table:table-cell table:number-columns-repeated="4"/>
        </table:table-row>
        <table:table-row table:style-name="ro1">
          <table:table-cell table:style-name="ce1" office:value-type="float" office:value="1250">
            <text:p>1250</text:p>
          </table:table-cell>
          <table:table-cell table:style-name="ce1" office:value-type="float" office:value="1300">
            <text:p>1300</text:p>
          </table:table-cell>
          <table:table-cell office:value-type="float" office:value="1.1332">
            <text:p>1.1332</text:p>
          </table:table-cell>
          <table:table-cell table:number-columns-repeated="4"/>
        </table:table-row>
        <table:table-row table:style-name="ro1">
          <table:table-cell table:style-name="ce1" office:value-type="float" office:value="1300">
            <text:p>1300</text:p>
          </table:table-cell>
          <table:table-cell table:style-name="ce1" office:value-type="float" office:value="1350">
            <text:p>1350</text:p>
          </table:table-cell>
          <table:table-cell office:value-type="float" office:value="1.1332">
            <text:p>1.1332</text:p>
          </table:table-cell>
          <table:table-cell table:number-columns-repeated="4"/>
        </table:table-row>
        <table:table-row table:style-name="ro1">
          <table:table-cell table:style-name="ce1" office:value-type="float" office:value="1350">
            <text:p>1350</text:p>
          </table:table-cell>
          <table:table-cell table:style-name="ce1" office:value-type="float" office:value="1400">
            <text:p>1400</text:p>
          </table:table-cell>
          <table:table-cell office:value-type="float" office:value="0.5666">
            <text:p>0.5666</text:p>
          </table:table-cell>
          <table:table-cell table:number-columns-repeated="4"/>
        </table:table-row>
        <table:table-row table:style-name="ro1" table:number-rows-repeated="1048535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es" number:country="PR">$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text>(</number:text>
      <number:currency-symbol number:language="es" number:country="PR">$</number:currency-symbol>
      <number:text> </number:text>
      <number:number number:decimal-places="2" number:min-integer-digits="1" number:grouping="true"/>
      <number:text>)</number:text>
      <style:map style:condition="value()&gt;=0" style:apply-style-name="N118P0"/>
    </number:currency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number:percentage-style style:name="N122">
      <number:number number:decimal-places="3" number:min-integer-digits="1"/>
      <number:text>%</number:text>
    </number:percentage-style>
    <number:percentage-style style:name="N123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3">03/23/2012</text:date>, <text:time>18:1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ias Schroeder</meta:initial-creator>
    <meta:creation-date>2012-03-15T22:04:32</meta:creation-date>
    <dc:date>2012-03-23T18:15:21</dc:date>
    <dc:creator>Matthias Schroeder</dc:creator>
    <meta:editing-duration>PT08H49M06S</meta:editing-duration>
    <meta:editing-cycles>49</meta:editing-cycles>
    <meta:generator>OpenOffice.org/3.2$Unix OpenOffice.org_project/320m12$Build-9483</meta:generator>
    <meta:document-statistic meta:table-count="7" meta:cell-count="1241" meta:object-count="0"/>
  </office:meta>
</office:document-meta>
</file>